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4.59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3.1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4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19" table:number-columns-repeated="2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table:number-columns-repeated="4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table:number-columns-repeated="4"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4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4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table:number-columns-repeated="4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table:number-columns-repeated="4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table:number-columns-repeated="4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4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6" calcext:value-type="percentage">
            <text:p>16,00%</text:p>
          </table:table-cell>
          <table:table-cell table:style-name="ce21" table:formula="of:=AVERAGE([.I2:.I11])" office:value-type="percentage" office:value="0.17" calcext:value-type="percentage">
            <text:p>17,00%</text:p>
          </table:table-cell>
          <table:table-cell table:style-name="ce21" table:formula="of:=AVERAGE([.J2:.J11])" office:value-type="percentage" office:value="0.16" calcext:value-type="percentage">
            <text:p>16,00%</text:p>
          </table:table-cell>
          <table:table-cell table:style-name="ce21" table:formula="of:=AVERAGE([.K2:.K11])" office:value-type="percentage" office:value="0.16" calcext:value-type="percentage">
            <text:p>16,00%</text:p>
          </table:table-cell>
          <table:table-cell table:style-name="ce21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13" calcext:value-type="percentage">
            <text:p>39,13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348" calcext:value-type="percentage">
            <text:p>33,48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398" calcext:value-type="percentage">
            <text:p>13,98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1232" calcext:value-type="percentage">
            <text:p>12,3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29" calcext:value-type="percentage">
            <text:p>12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3628" calcext:value-type="percentage">
            <text:p>36,28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1672" calcext:value-type="percentage">
            <text:p>16,72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879" calcext:value-type="percentage">
            <text:p>18,7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204" calcext:value-type="percentage">
            <text:p>12,04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3338" calcext:value-type="percentage">
            <text:p>33,38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323" calcext:value-type="percentage">
            <text:p>3,2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129" calcext:value-type="percentage">
            <text:p>12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table:number-columns-repeated="3" office:value-type="percentage" office:value="0.1739" calcext:value-type="percentage">
            <text:p>17,3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1151" calcext:value-type="percentage">
            <text:p>11,51%</text:p>
          </table:table-cell>
          <table:table-cell office:value-type="percentage" office:value="0.0677" calcext:value-type="percentage">
            <text:p>6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651" calcext:value-type="percentage">
            <text:p>1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3623" calcext:value-type="percentage">
            <text:p>36,23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027" calcext:value-type="percentage">
            <text:p>10,27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31047" calcext:value-type="percentage">
            <text:p>31,05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28526" calcext:value-type="percentage">
            <text:p>28,53%</text:p>
          </table:table-cell>
          <table:table-cell table:style-name="ce21" table:formula="of:=AVERAGE([.E15:.E24])" office:value-type="percentage" office:value="0.29855" calcext:value-type="percentage">
            <text:p>29,85%</text:p>
          </table:table-cell>
          <table:table-cell table:style-name="ce21" table:number-columns-repeated="2"/>
          <table:table-cell table:style-name="ce21" table:formula="of:=AVERAGE([.H15:.H24])" office:value-type="percentage" office:value="0.09366" calcext:value-type="percentage">
            <text:p>9,37%</text:p>
          </table:table-cell>
          <table:table-cell table:style-name="ce21" table:formula="of:=AVERAGE([.I15:.I24])" office:value-type="percentage" office:value="0.16705" calcext:value-type="percentage">
            <text:p>16,71%</text:p>
          </table:table-cell>
          <table:table-cell table:style-name="ce21" table:formula="of:=AVERAGE([.J15:.J24])" office:value-type="percentage" office:value="0.11393" calcext:value-type="percentage">
            <text:p>11,39%</text:p>
          </table:table-cell>
          <table:table-cell table:style-name="ce21" table:formula="of:=AVERAGE([.K15:.K24])" office:value-type="percentage" office:value="0.09193" calcext:value-type="percentage">
            <text:p>9,19%</text:p>
          </table:table-cell>
          <table:table-cell table:style-name="ce21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23"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438" calcext:value-type="percentage">
            <text:p>14,38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175" calcext:value-type="percentage">
            <text:p>71,75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8079" calcext:value-type="percentage">
            <text:p>80,79%</text:p>
          </table:table-cell>
          <table:table-cell office:value-type="percentage" office:value="0.6222" calcext:value-type="percentage">
            <text:p>62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238" calcext:value-type="percentage">
            <text:p>5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4714" calcext:value-type="percentage">
            <text:p>47,14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746" calcext:value-type="percentage">
            <text:p>57,46%</text:p>
          </table:table-cell>
          <table:table-cell office:value-type="percentage" office:value="0.5698" calcext:value-type="percentage">
            <text:p>56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254" calcext:value-type="percentage">
            <text:p>5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4778" calcext:value-type="percentage">
            <text:p>47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794" calcext:value-type="percentage">
            <text:p>37,94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048" calcext:value-type="percentage">
            <text:p>0,48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6858" calcext:value-type="percentage">
            <text:p>6,86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8552" calcext:value-type="percentage">
            <text:p>8,55%</text:p>
          </table:table-cell>
          <table:table-cell table:style-name="ce21" table:formula="of:=AVERAGE([.E28:.E37])" office:value-type="percentage" office:value="0.07497" calcext:value-type="percentage">
            <text:p>7,50%</text:p>
          </table:table-cell>
          <table:table-cell table:style-name="ce21" table:number-columns-repeated="2"/>
          <table:table-cell table:style-name="ce21" table:formula="of:=AVERAGE([.H28:.H37])" office:value-type="percentage" office:value="0.48096" calcext:value-type="percentage">
            <text:p>48,10%</text:p>
          </table:table-cell>
          <table:table-cell table:style-name="ce21" table:formula="of:=AVERAGE([.I28:.I37])" office:value-type="percentage" office:value="0.53808" calcext:value-type="percentage">
            <text:p>53,81%</text:p>
          </table:table-cell>
          <table:table-cell table:style-name="ce21" table:formula="of:=AVERAGE([.J28:.J37])" office:value-type="percentage" office:value="0.53934" calcext:value-type="percentage">
            <text:p>53,93%</text:p>
          </table:table-cell>
          <table:table-cell table:style-name="ce21" table:formula="of:=AVERAGE([.K28:.K37])" office:value-type="percentage" office:value="0.51953" calcext:value-type="percentage">
            <text:p>51,95%</text:p>
          </table:table-cell>
          <table:table-cell table:style-name="ce21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table:number-columns-repeated="2" office:value-type="percentage" office:value="0.4615" calcext:value-type="percentage">
            <text:p>46,15%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259" calcext:value-type="percentage">
            <text:p>22,59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877" calcext:value-type="percentage">
            <text:p>2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5231" calcext:value-type="percentage">
            <text:p>52,31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1205" calcext:value-type="percentage">
            <text:p>12,0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2"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308" calcext:value-type="percentage">
            <text:p>23,0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802" calcext:value-type="percentage">
            <text:p>18,02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3795" calcext:value-type="percentage">
            <text:p>37,9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1865" calcext:value-type="percentage">
            <text:p>18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988" calcext:value-type="percentage">
            <text:p>29,88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68" calcext:value-type="percentage">
            <text:p>15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564" calcext:value-type="percentage">
            <text:p>15,64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247" calcext:value-type="percentage">
            <text:p>22,4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436" calcext:value-type="percentage">
            <text:p>54,36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4564" calcext:value-type="percentage">
            <text:p>45,64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852" calcext:value-type="percentage">
            <text:p>18,52%</text:p>
          </table:table-cell>
          <table:table-cell table:number-columns-repeated="2" office:value-type="percentage" office:value="0.1481" calcext:value-type="percentage">
            <text:p>14,81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9102" calcext:value-type="percentage">
            <text:p>39,10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34488" calcext:value-type="percentage">
            <text:p>34,49%</text:p>
          </table:table-cell>
          <table:table-cell table:style-name="ce21" table:formula="of:=AVERAGE([.E41:.E50])" office:value-type="percentage" office:value="0.30461" calcext:value-type="percentage">
            <text:p>30,46%</text:p>
          </table:table-cell>
          <table:table-cell table:style-name="ce21" table:number-columns-repeated="2"/>
          <table:table-cell table:style-name="ce21" table:formula="of:=AVERAGE([.H41:.H50])" office:value-type="percentage" office:value="0.20888" calcext:value-type="percentage">
            <text:p>20,89%</text:p>
          </table:table-cell>
          <table:table-cell table:style-name="ce21" table:formula="of:=AVERAGE([.I41:.I50])" office:value-type="percentage" office:value="0.17396" calcext:value-type="percentage">
            <text:p>17,40%</text:p>
          </table:table-cell>
          <table:table-cell table:style-name="ce21" table:formula="of:=AVERAGE([.J41:.J50])" office:value-type="percentage" office:value="0.17022" calcext:value-type="percentage">
            <text:p>17,02%</text:p>
          </table:table-cell>
          <table:table-cell table:style-name="ce21" table:formula="of:=AVERAGE([.K41:.K50])" office:value-type="percentage" office:value="0.18841" calcext:value-type="percentage">
            <text:p>18,84%</text:p>
          </table:table-cell>
          <table:table-cell table:style-name="ce21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4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4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4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5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072" calcext:value-type="percentage">
            <text:p>0,72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4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0571" calcext:value-type="percentage">
            <text:p>5,71%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4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06" calcext:value-type="percentage">
            <text:p>4,0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" calcext:value-type="percentage">
            <text:p>0,0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5277" calcext:value-type="percentage">
            <text:p>5,28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435" calcext:value-type="percentage">
            <text:p>4,35%</text:p>
          </table:table-cell>
          <table:table-cell table:style-name="ce21" table:formula="of:=AVERAGE([.E54:.E63])" office:value-type="percentage" office:value="0.04785" calcext:value-type="percentage">
            <text:p>4,78%</text:p>
          </table:table-cell>
          <table:table-cell table:style-name="ce21" table:number-columns-repeated="2"/>
          <table:table-cell table:style-name="ce21" table:formula="of:=AVERAGE([.H54:.H63])" office:value-type="percentage" office:value="0.11143" calcext:value-type="percentage">
            <text:p>11,14%</text:p>
          </table:table-cell>
          <table:table-cell table:style-name="ce21" table:formula="of:=AVERAGE([.I54:.I63])" office:value-type="percentage" office:value="0.07143" calcext:value-type="percentage">
            <text:p>7,14%</text:p>
          </table:table-cell>
          <table:table-cell table:style-name="ce21" table:formula="of:=AVERAGE([.J54:.J63])" office:value-type="percentage" office:value="0.0857" calcext:value-type="percentage">
            <text:p>8,57%</text:p>
          </table:table-cell>
          <table:table-cell table:style-name="ce21" table:formula="of:=AVERAGE([.K54:.K63])" office:value-type="percentage" office:value="0.13428" calcext:value-type="percentage">
            <text:p>13,43%</text:p>
          </table:table-cell>
          <table:table-cell table:style-name="ce21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149" calcext:value-type="percentage">
            <text:p>21,49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1775" calcext:value-type="percentage">
            <text:p>17,75%</text:p>
          </table:table-cell>
          <table:table-cell table:number-columns-repeated="3" office:value-type="percentage" office:value="0.2059" calcext:value-type="percentage">
            <text:p>20,5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18" calcext:value-type="percentage">
            <text:p>15,18%</text:p>
          </table:table-cell>
          <table:table-cell table:number-columns-repeated="2" office:value-type="percentage" office:value="0.1687" calcext:value-type="percentage">
            <text:p>16,87%</text:p>
          </table:table-cell>
          <table:table-cell office:value-type="percentage" office:value="0.1382" calcext:value-type="percentage">
            <text:p>13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1723" calcext:value-type="percentage">
            <text:p>17,23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696" calcext:value-type="percentage">
            <text:p>46,96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4716" calcext:value-type="percentage">
            <text:p>47,16%</text:p>
          </table:table-cell>
          <table:table-cell office:value-type="percentage" office:value="0.4706" calcext:value-type="percentage">
            <text:p>47,06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1787" calcext:value-type="percentage">
            <text:p>17,87%</text:p>
          </table:table-cell>
          <table:table-cell table:number-columns-repeated="2" office:value-type="percentage" office:value="0.2048" calcext:value-type="percentage">
            <text:p>20,48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931" calcext:value-type="percentage">
            <text:p>29,3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245" calcext:value-type="percentage">
            <text:p>12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2647" calcext:value-type="percentage">
            <text:p>26,47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679" calcext:value-type="percentage">
            <text:p>16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225" calcext:value-type="percentage">
            <text:p>32,25%</text:p>
          </table:table-cell>
          <table:table-cell table:number-columns-repeated="2" office:value-type="percentage" office:value="0.2647" calcext:value-type="percentage">
            <text:p>26,47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1691" calcext:value-type="percentage">
            <text:p>16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3245" calcext:value-type="percentage">
            <text:p>32,4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3245" calcext:value-type="percentage">
            <text:p>32,45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16" calcext:value-type="percentage">
            <text:p>19,16%</text:p>
          </table:table-cell>
          <table:table-cell table:number-columns-repeated="2" office:value-type="percentage" office:value="0.2048" calcext:value-type="percentage">
            <text:p>20,48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329" calcext:value-type="percentage">
            <text:p>13,29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30049" calcext:value-type="percentage">
            <text:p>30,05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29216" calcext:value-type="percentage">
            <text:p>29,22%</text:p>
          </table:table-cell>
          <table:table-cell table:style-name="ce21" table:formula="of:=AVERAGE([.E67:.E76])" office:value-type="percentage" office:value="0.31489" calcext:value-type="percentage">
            <text:p>31,49%</text:p>
          </table:table-cell>
          <table:table-cell table:style-name="ce21" table:number-columns-repeated="2"/>
          <table:table-cell table:style-name="ce21" table:formula="of:=AVERAGE([.H67:.H76])" office:value-type="percentage" office:value="0.16659" calcext:value-type="percentage">
            <text:p>16,66%</text:p>
          </table:table-cell>
          <table:table-cell table:style-name="ce21" table:formula="of:=AVERAGE([.I67:.I76])" office:value-type="percentage" office:value="0.17318" calcext:value-type="percentage">
            <text:p>17,32%</text:p>
          </table:table-cell>
          <table:table-cell table:style-name="ce21" table:formula="of:=AVERAGE([.J67:.J76])" office:value-type="percentage" office:value="0.16602" calcext:value-type="percentage">
            <text:p>16,60%</text:p>
          </table:table-cell>
          <table:table-cell table:style-name="ce21" table:formula="of:=AVERAGE([.K67:.K76])" office:value-type="percentage" office:value="0.16604" calcext:value-type="percentage">
            <text:p>16,60%</text:p>
          </table:table-cell>
          <table:table-cell table:style-name="ce21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24"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474" calcext:value-type="percentage">
            <text:p>24,74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035" calcext:value-type="percentage">
            <text:p>30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509" calcext:value-type="percentage">
            <text:p>15,09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2469" calcext:value-type="percentage">
            <text:p>2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11" calcext:value-type="percentage">
            <text:p>21,10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561" calcext:value-type="percentage">
            <text:p>15,61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474" calcext:value-type="percentage">
            <text:p>4,74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" calcext:value-type="percentage">
            <text:p>10,00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776" calcext:value-type="percentage">
            <text:p>27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544" calcext:value-type="percentage">
            <text:p>15,44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079" calcext:value-type="percentage">
            <text:p>40,79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276" calcext:value-type="percentage">
            <text:p>32,76%</text:p>
          </table:table-cell>
          <table:table-cell office:value-type="percentage" office:value="0.3421" calcext:value-type="percentage">
            <text:p>34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596" calcext:value-type="percentage">
            <text:p>15,96%</text:p>
          </table:table-cell>
          <table:table-cell table:number-columns-repeated="2"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004" calcext:value-type="percentage">
            <text:p>30,04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5895" calcext:value-type="percentage">
            <text:p>15,90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4315" calcext:value-type="percentage">
            <text:p>14,32%</text:p>
          </table:table-cell>
          <table:table-cell table:style-name="ce21" table:formula="of:=AVERAGE([.E80:.E89])" office:value-type="percentage" office:value="0.14404" calcext:value-type="percentage">
            <text:p>14,40%</text:p>
          </table:table-cell>
          <table:table-cell table:style-name="ce21" table:number-columns-repeated="2"/>
          <table:table-cell table:style-name="ce21" table:formula="of:=AVERAGE([.H80:.H89])" office:value-type="percentage" office:value="0.28838" calcext:value-type="percentage">
            <text:p>28,84%</text:p>
          </table:table-cell>
          <table:table-cell table:style-name="ce21" table:formula="of:=AVERAGE([.I80:.I89])" office:value-type="percentage" office:value="0.25575" calcext:value-type="percentage">
            <text:p>25,58%</text:p>
          </table:table-cell>
          <table:table-cell table:style-name="ce21" table:formula="of:=AVERAGE([.J80:.J89])" office:value-type="percentage" office:value="0.26031" calcext:value-type="percentage">
            <text:p>26,03%</text:p>
          </table:table-cell>
          <table:table-cell table:style-name="ce21" table:formula="of:=AVERAGE([.K80:.K89])" office:value-type="percentage" office:value="0.2732" calcext:value-type="percentage">
            <text:p>27,32%</text:p>
          </table:table-cell>
          <table:table-cell table:style-name="ce21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table:number-columns-repeated="2" office:value-type="percentage" office:value="0.2826" calcext:value-type="percentage">
            <text:p>28,26%</text:p>
          </table:table-cell>
          <table:table-cell office:value-type="percentage" office:value="0.2413" calcext:value-type="percentage">
            <text:p>24,13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191" calcext:value-type="percentage">
            <text:p>1,91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392" calcext:value-type="percentage">
            <text:p>3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185" calcext:value-type="percentage">
            <text:p>1,85%</text:p>
          </table:table-cell>
          <table:table-cell table:number-columns-repeated="2"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42" calcext:value-type="percentage">
            <text:p>24,20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table:number-columns-repeated="3"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3688" calcext:value-type="percentage">
            <text:p>36,88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56" calcext:value-type="percentage">
            <text:p>5,56%</text:p>
          </table:table-cell>
          <table:table-cell table:number-columns-repeated="3"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4065" calcext:value-type="percentage">
            <text:p>40,65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table:number-columns-repeated="2"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239" calcext:value-type="percentage">
            <text:p>32,39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391" calcext:value-type="percentage">
            <text:p>23,9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4433" calcext:value-type="percentage">
            <text:p>4,43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5371" calcext:value-type="percentage">
            <text:p>5,37%</text:p>
          </table:table-cell>
          <table:table-cell table:style-name="ce21" table:formula="of:=AVERAGE([.E93:.E102])" office:value-type="percentage" office:value="0.05186" calcext:value-type="percentage">
            <text:p>5,19%</text:p>
          </table:table-cell>
          <table:table-cell table:style-name="ce21" table:number-columns-repeated="2"/>
          <table:table-cell table:style-name="ce21" table:formula="of:=AVERAGE([.H93:.H102])" office:value-type="percentage" office:value="0.3357" calcext:value-type="percentage">
            <text:p>33,57%</text:p>
          </table:table-cell>
          <table:table-cell table:style-name="ce21" table:formula="of:=AVERAGE([.I93:.I102])" office:value-type="percentage" office:value="0.27427" calcext:value-type="percentage">
            <text:p>27,43%</text:p>
          </table:table-cell>
          <table:table-cell table:style-name="ce21" table:formula="of:=AVERAGE([.J93:.J102])" office:value-type="percentage" office:value="0.28587" calcext:value-type="percentage">
            <text:p>28,59%</text:p>
          </table:table-cell>
          <table:table-cell table:style-name="ce21" table:formula="of:=AVERAGE([.K93:.K102])" office:value-type="percentage" office:value="0.29129" calcext:value-type="percentage">
            <text:p>29,13%</text:p>
          </table:table-cell>
          <table:table-cell table:style-name="ce21" table:number-columns-repeated="16369"/>
        </table:table-row>
        <table:table-row table:style-name="ro1">
          <table:table-cell table:number-columns-repeated="6"/>
          <table:table-cell table:style-name="ce24" table:number-columns-repeated="6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4795" calcext:value-type="percentage">
            <text:p>47,95%</text:p>
          </table:table-cell>
          <table:table-cell office:value-type="percentage" office:value="0.5483" calcext:value-type="percentage">
            <text:p>54,8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595" calcext:value-type="percentage">
            <text:p>45,95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4633" calcext:value-type="percentage">
            <text:p>46,3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3"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117" calcext:value-type="percentage">
            <text:p>41,1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93" calcext:value-type="percentage">
            <text:p>39,30%</text:p>
          </table:table-cell>
          <table:table-cell office:value-type="percentage" office:value="0.4242" calcext:value-type="percentage">
            <text:p>42,42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3"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02" calcext:value-type="percentage">
            <text:p>43,02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386" calcext:value-type="percentage">
            <text:p>38,6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557" calcext:value-type="percentage">
            <text:p>45,57%</text:p>
          </table:table-cell>
          <table:table-cell office:value-type="percentage" office:value="0.4243" calcext:value-type="percentage">
            <text:p>42,4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3832" calcext:value-type="percentage">
            <text:p>38,32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3925" calcext:value-type="percentage">
            <text:p>39,25%</text:p>
          </table:table-cell>
          <table:table-cell office:value-type="percentage" office:value="0.4445" calcext:value-type="percentage">
            <text:p>44,4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668" calcext:value-type="percentage">
            <text:p>36,68%</text:p>
          </table:table-cell>
          <table:table-cell office:value-type="percentage" office:value="0.381" calcext:value-type="percentage">
            <text:p>38,1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577" calcext:value-type="percentage">
            <text:p>45,77%</text:p>
          </table:table-cell>
          <table:table-cell office:value-type="percentage" office:value="0.4298" calcext:value-type="percentage">
            <text:p>42,98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3925" calcext:value-type="percentage">
            <text:p>39,25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168" calcext:value-type="percentage">
            <text:p>41,68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95" calcext:value-type="percentage">
            <text:p>19,50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7" calcext:value-type="percentage">
            <text:p>17,00%</text:p>
          </table:table-cell>
          <table:table-cell table:style-name="ce19" table:formula="of:=AVERAGE([.E106:.E115])" office:value-type="percentage" office:value="0.165" calcext:value-type="percentage">
            <text:p>16,50%</text:p>
          </table:table-cell>
          <table:table-cell table:style-name="ce19" table:number-columns-repeated="2"/>
          <table:table-cell table:style-name="ce19" table:formula="of:=AVERAGE([.H106:.H115])" office:value-type="percentage" office:value="0.44378" calcext:value-type="percentage">
            <text:p>44,38%</text:p>
          </table:table-cell>
          <table:table-cell table:style-name="ce19" table:formula="of:=AVERAGE([.I106:.I115])" office:value-type="percentage" office:value="0.43797" calcext:value-type="percentage">
            <text:p>43,80%</text:p>
          </table:table-cell>
          <table:table-cell table:style-name="ce19" table:formula="of:=AVERAGE([.J106:.J115])" office:value-type="percentage" office:value="0.43199" calcext:value-type="percentage">
            <text:p>43,20%</text:p>
          </table:table-cell>
          <table:table-cell table:style-name="ce19" table:formula="of:=AVERAGE([.K106:.K115])" office:value-type="percentage" office:value="0.43014" calcext:value-type="percentage">
            <text:p>43,01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6667" calcext:value-type="percentage">
            <text:p>6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244" calcext:value-type="percentage">
            <text:p>2,44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411" calcext:value-type="percentage">
            <text:p>4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5356" calcext:value-type="percentage">
            <text:p>53,56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" calcext:value-type="percentage">
            <text:p>66,00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51" calcext:value-type="percentage">
            <text:p>5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311" calcext:value-type="percentage">
            <text:p>73,11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4" calcext:value-type="percentage">
            <text:p>1,84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01" calcext:value-type="percentage">
            <text:p>10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5956" calcext:value-type="percentage">
            <text:p>59,56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34" calcext:value-type="percentage">
            <text:p>34,00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179" calcext:value-type="percentage">
            <text:p>1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89" calcext:value-type="percentage">
            <text:p>46,89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4044" calcext:value-type="percentage">
            <text:p>40,44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59689" calcext:value-type="percentage">
            <text:p>59,69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49376" calcext:value-type="percentage">
            <text:p>49,38%</text:p>
          </table:table-cell>
          <table:table-cell table:style-name="ce19" table:formula="of:=AVERAGE([.E119:.E128])" office:value-type="percentage" office:value="0.49468" calcext:value-type="percentage">
            <text:p>49,47%</text:p>
          </table:table-cell>
          <table:table-cell table:style-name="ce19" table:number-columns-repeated="2"/>
          <table:table-cell table:style-name="ce19" table:formula="of:=AVERAGE([.H119:.H128])" office:value-type="percentage" office:value="0.06848" calcext:value-type="percentage">
            <text:p>6,85%</text:p>
          </table:table-cell>
          <table:table-cell table:style-name="ce19" table:formula="of:=AVERAGE([.I119:.I128])" office:value-type="percentage" office:value="0.05226" calcext:value-type="percentage">
            <text:p>5,23%</text:p>
          </table:table-cell>
          <table:table-cell table:style-name="ce19" table:formula="of:=AVERAGE([.J119:.J128])" office:value-type="percentage" office:value="0.05273" calcext:value-type="percentage">
            <text:p>5,27%</text:p>
          </table:table-cell>
          <table:table-cell table:style-name="ce19" table:formula="of:=AVERAGE([.K119:.K128])" office:value-type="percentage" office:value="0.05611" calcext:value-type="percentage">
            <text:p>5,61%</text:p>
          </table:table-cell>
          <table:table-cell table:style-name="ce19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275" calcext:value-type="percentage">
            <text:p>12,75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22" calcext:value-type="percentage">
            <text:p>4,22%</text:p>
          </table:table-cell>
          <table:table-cell office:value-type="percentage" office:value="0.0656" calcext:value-type="percentage">
            <text:p>6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27" calcext:value-type="percentage">
            <text:p>6,27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1211" calcext:value-type="percentage">
            <text:p>12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656" calcext:value-type="percentage">
            <text:p>6,56%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 office:value-type="percentage" office:value="0.0765" calcext:value-type="percentage">
            <text:p>7,65%</text:p>
          </table:table-cell>
          <table:table-cell/>
          <table:table-cell office:value-type="string" calcext:value-type="string">
            <text:p>z_f_s_5</text:p>
          </table:table-cell>
          <table:table-cell table:number-columns-repeated="2" office:value-type="percentage" office:value="0.0011" calcext:value-type="percentage">
            <text:p>0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1656" calcext:value-type="percentage">
            <text:p>16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176" calcext:value-type="percentage">
            <text:p>11,7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1686" calcext:value-type="percentage">
            <text:p>16,8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078" calcext:value-type="percentage">
            <text:p>0,7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157" calcext:value-type="percentage">
            <text:p>11,5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0656" calcext:value-type="percentage">
            <text:p>6,56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656" calcext:value-type="percentage">
            <text:p>6,56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12079" calcext:value-type="percentage">
            <text:p>12,08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653" calcext:value-type="percentage">
            <text:p>6,53%</text:p>
          </table:table-cell>
          <table:table-cell table:style-name="ce19" table:formula="of:=AVERAGE([.E132:.E141])" office:value-type="percentage" office:value="0.0847" calcext:value-type="percentage">
            <text:p>8,47%</text:p>
          </table:table-cell>
          <table:table-cell table:style-name="ce19" table:number-columns-repeated="2"/>
          <table:table-cell table:style-name="ce19" table:formula="of:=AVERAGE([.H132:.H141])" office:value-type="percentage" office:value="0.11845" calcext:value-type="percentage">
            <text:p>11,85%</text:p>
          </table:table-cell>
          <table:table-cell table:style-name="ce19" table:formula="of:=AVERAGE([.I132:.I141])" office:value-type="percentage" office:value="0.06555" calcext:value-type="percentage">
            <text:p>6,56%</text:p>
          </table:table-cell>
          <table:table-cell table:style-name="ce19" table:formula="of:=AVERAGE([.J132:.J141])" office:value-type="percentage" office:value="0.06598" calcext:value-type="percentage">
            <text:p>6,60%</text:p>
          </table:table-cell>
          <table:table-cell table:style-name="ce19" table:formula="of:=AVERAGE([.K132:.K141])" office:value-type="percentage" office:value="0.07878" calcext:value-type="percentage">
            <text:p>7,88%</text:p>
          </table:table-cell>
          <table:table-cell table:style-name="ce19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" calcext:value-type="percentage">
            <text:p>10,00%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4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347" calcext:value-type="percentage">
            <text:p>3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967" calcext:value-type="percentage">
            <text:p>39,67%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0033" calcext:value-type="percentage">
            <text:p>0,3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007" calcext:value-type="percentage">
            <text:p>10,07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09967" calcext:value-type="percentage">
            <text:p>9,97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07" calcext:value-type="percentage">
            <text:p>7,00%</text:p>
          </table:table-cell>
          <table:table-cell table:style-name="ce19" table:formula="of:=AVERAGE([.E145:.E154])" office:value-type="percentage" office:value="0.04" calcext:value-type="percentage">
            <text:p>4,00%</text:p>
          </table:table-cell>
          <table:table-cell table:style-name="ce19" table:number-columns-repeated="2"/>
          <table:table-cell table:style-name="ce19" table:formula="of:=AVERAGE([.H145:.H154])" office:value-type="percentage" office:value="0.05426" calcext:value-type="percentage">
            <text:p>5,43%</text:p>
          </table:table-cell>
          <table:table-cell table:style-name="ce19" table:formula="of:=AVERAGE([.I145:.I154])" office:value-type="percentage" office:value="0.03601" calcext:value-type="percentage">
            <text:p>3,60%</text:p>
          </table:table-cell>
          <table:table-cell table:style-name="ce19" table:formula="of:=AVERAGE([.J145:.J154])" office:value-type="percentage" office:value="0.04354" calcext:value-type="percentage">
            <text:p>4,35%</text:p>
          </table:table-cell>
          <table:table-cell table:style-name="ce19" table:formula="of:=AVERAGE([.K145:.K154])" office:value-type="percentage" office:value="0.064" calcext:value-type="percentage">
            <text:p>6,40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80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861" calcext:value-type="percentage">
            <text:p>38,61%</text:p>
          </table:table-cell>
          <table:table-cell office:value-type="percentage" office:value="0.4167" calcext:value-type="percentage">
            <text:p>41,67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687" calcext:value-type="percentage">
            <text:p>68,70%</text:p>
          </table:table-cell>
          <table:table-cell office:value-type="percentage" office:value="0.592" calcext:value-type="percentage">
            <text:p>59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057" calcext:value-type="percentage">
            <text:p>40,57%</text:p>
          </table:table-cell>
          <table:table-cell office:value-type="percentage" office:value="0.4379" calcext:value-type="percentage">
            <text:p>43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15" calcext:value-type="percentage">
            <text:p>48,15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3115" calcext:value-type="percentage">
            <text:p>31,15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3184" calcext:value-type="percentage">
            <text:p>3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388" calcext:value-type="percentage">
            <text:p>38,80%</text:p>
          </table:table-cell>
          <table:table-cell office:value-type="percentage" office:value="0.3056" calcext:value-type="percentage">
            <text:p>30,56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839" calcext:value-type="percentage">
            <text:p>58,39%</text:p>
          </table:table-cell>
          <table:table-cell office:value-type="percentage" office:value="0.5736" calcext:value-type="percentage">
            <text:p>57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4157" calcext:value-type="percentage">
            <text:p>41,57%</text:p>
          </table:table-cell>
          <table:table-cell office:value-type="percentage" office:value="0.4148" calcext:value-type="percentage">
            <text:p>41,48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5264" calcext:value-type="percentage">
            <text:p>52,64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4722" calcext:value-type="percentage">
            <text:p>47,22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2782" calcext:value-type="percentage">
            <text:p>27,82%</text:p>
          </table:table-cell>
          <table:table-cell table:number-columns-repeated="2" office:value-type="percentage" office:value="0.3103" calcext:value-type="percentage">
            <text:p>31,03%</text:p>
          </table:table-cell>
          <table:table-cell office:value-type="percentage" office:value="0.4448" calcext:value-type="percentage">
            <text:p>44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056" calcext:value-type="percentage">
            <text:p>30,56%</text:p>
          </table:table-cell>
          <table:table-cell table:number-columns-repeated="2"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4126" calcext:value-type="percentage">
            <text:p>41,26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149" calcext:value-type="percentage">
            <text:p>41,49%</text:p>
          </table:table-cell>
          <table:table-cell office:value-type="percentage" office:value="0.4057" calcext:value-type="percentage">
            <text:p>40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6218" calcext:value-type="percentage">
            <text:p>62,18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509" calcext:value-type="percentage">
            <text:p>25,09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138" calcext:value-type="percentage">
            <text:p>41,38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103" calcext:value-type="percentage">
            <text:p>41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3907" calcext:value-type="percentage">
            <text:p>39,07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4563" calcext:value-type="percentage">
            <text:p>45,63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percentage" office:value="0.40093" calcext:value-type="percentage">
            <text:p>40,09%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percentage" office:value="0.34509" calcext:value-type="percentage">
            <text:p>34,51%</text:p>
          </table:table-cell>
          <table:table-cell table:style-name="ce19" table:formula="of:=AVERAGE([.E158:.E167])" office:value-type="percentage" office:value="0.36647" calcext:value-type="percentage">
            <text:p>36,65%</text:p>
          </table:table-cell>
          <table:table-cell table:style-name="ce19" table:number-columns-repeated="2"/>
          <table:table-cell table:style-name="ce19" table:formula="of:=AVERAGE([.H158:.H167])" office:value-type="percentage" office:value="0.43125" calcext:value-type="percentage">
            <text:p>43,13%</text:p>
          </table:table-cell>
          <table:table-cell table:style-name="ce19" table:formula="of:=AVERAGE([.I158:.I167])" office:value-type="percentage" office:value="0.47907" calcext:value-type="percentage">
            <text:p>47,91%</text:p>
          </table:table-cell>
          <table:table-cell table:style-name="ce19" table:formula="of:=AVERAGE([.J158:.J167])" office:value-type="percentage" office:value="0.50569" calcext:value-type="percentage">
            <text:p>50,57%</text:p>
          </table:table-cell>
          <table:table-cell table:style-name="ce19" table:formula="of:=AVERAGE([.K158:.K167])" office:value-type="percentage" office:value="0.48183" calcext:value-type="percentage">
            <text:p>48,18%</text:p>
          </table:table-cell>
          <table:table-cell table:number-columns-repeated="16369"/>
        </table:table-row>
        <table:table-row table:style-name="ro1">
          <table:table-cell table:style-name="ce19" table:number-columns-repeated="11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71" calcext:value-type="percentage">
            <text:p>35,71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419" calcext:value-type="percentage">
            <text:p>24,19%</text:p>
          </table:table-cell>
          <table:table-cell table:number-columns-repeated="2" office:value-type="percentage" office:value="0.2258" calcext:value-type="percentage">
            <text:p>22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3" office:value-type="percentage" office:value="0.0714" calcext:value-type="percentage">
            <text:p>7,14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065" calcext:value-type="percentage">
            <text:p>30,65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 office:value-type="percentage" office:value="0.3312" calcext:value-type="percentage">
            <text:p>33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3226" calcext:value-type="percentage">
            <text:p>32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2571" calcext:value-type="percentage">
            <text:p>25,71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26" calcext:value-type="percentage">
            <text:p>32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731" calcext:value-type="percentage">
            <text:p>27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1935" calcext:value-type="percentage">
            <text:p>19,35%</text:p>
          </table:table-cell>
          <table:table-cell table:number-columns-repeated="2" office:value-type="percentage" office:value="0.3065" calcext:value-type="percentage">
            <text:p>30,65%</text:p>
          </table:table-cell>
          <table:table-cell office:value-type="percentage" office:value="0.1935" calcext:value-type="percentage">
            <text:p>19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3226" calcext:value-type="percentage">
            <text:p>32,26%</text:p>
          </table:table-cell>
          <table:table-cell office:value-type="percentage" office:value="0.3032" calcext:value-type="percentage">
            <text:p>30,32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" calcext:value-type="percentage">
            <text:p>20,00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19263" calcext:value-type="percentage">
            <text:p>19,26%</text:p>
          </table:table-cell>
          <table:table-cell table:style-name="ce19" table:formula="of:=AVERAGE([.E171:.E180])" office:value-type="percentage" office:value="0.24714" calcext:value-type="percentage">
            <text:p>24,71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27463" calcext:value-type="percentage">
            <text:p>27,46%</text:p>
          </table:table-cell>
          <table:table-cell table:style-name="ce19" table:formula="of:=AVERAGE([.I171:.I180])" office:value-type="percentage" office:value="0.28322" calcext:value-type="percentage">
            <text:p>28,32%</text:p>
          </table:table-cell>
          <table:table-cell table:style-name="ce19" table:formula="of:=AVERAGE([.J171:.J180])" office:value-type="percentage" office:value="0.28367" calcext:value-type="percentage">
            <text:p>28,37%</text:p>
          </table:table-cell>
          <table:table-cell table:style-name="ce19" table:formula="of:=AVERAGE([.K171:.K180])" office:value-type="percentage" office:value="0.27301" calcext:value-type="percentage">
            <text:p>27,30%</text:p>
          </table:table-cell>
          <table:table-cell table:number-columns-repeated="16369"/>
        </table:table-row>
        <table:table-row table:style-name="ro1">
          <table:table-cell table:style-name="ce19" table:number-columns-repeated="5"/>
          <table:table-cell table:style-name="Default"/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2553" calcext:value-type="percentage">
            <text:p>25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227" calcext:value-type="percentage">
            <text:p>2,2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2424" calcext:value-type="percentage">
            <text:p>24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1732" calcext:value-type="percentage">
            <text:p>17,32%</text:p>
          </table:table-cell>
          <table:table-cell office:value-type="percentage" office:value="0.29" calcext:value-type="percentage">
            <text:p>29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3463" calcext:value-type="percentage">
            <text:p>34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.01" calcext:value-type="percentage">
            <text:p>1,0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2528" calcext:value-type="percentage">
            <text:p>25,28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303" calcext:value-type="percentage">
            <text:p>30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87" calcext:value-type="percentage">
            <text:p>1,87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07" calcext:value-type="percentage">
            <text:p>0,07%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124" calcext:value-type="percentage">
            <text:p>41,24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47" calcext:value-type="percentage">
            <text:p>1,47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3724" calcext:value-type="percentage">
            <text:p>37,24%</text:p>
          </table:table-cell>
          <table:table-cell/>
          <table:table-cell office:value-type="percentage" office:value="0.2078" calcext:value-type="percentage">
            <text:p>20,7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253" calcext:value-type="percentage">
            <text:p>2,5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13" calcext:value-type="percentage">
            <text:p>4,1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03" calcext:value-type="percentage">
            <text:p>30,30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504" calcext:value-type="percentage">
            <text:p>25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07" calcext:value-type="percentage">
            <text:p>3,07%</text:p>
          </table:table-cell>
          <table:table-cell/>
          <table:table-cell office:value-type="percentage" office:value="0.03" calcext:value-type="percentage">
            <text:p>3,00%</text:p>
          </table:table-cell>
          <table:table-cell table:style-name="ce19" table:number-columns-repeated="2"/>
          <table:table-cell table:style-name="ce19" table:formula="of:=AVERAGE([.H183:.H192])" office:value-type="percentage" office:value="0.32254" calcext:value-type="percentage">
            <text:p>32,25%</text:p>
          </table:table-cell>
          <table:table-cell table:style-name="ce19" table:formula="of:=AVERAGE([.I183:.I192])" office:value-type="percentage" office:value="0.206822222222222" calcext:value-type="percentage">
            <text:p>20,68%</text:p>
          </table:table-cell>
          <table:table-cell table:style-name="ce19" table:formula="of:=AVERAGE([.J183:.J192])" office:value-type="percentage" office:value="0.22793" calcext:value-type="percentage">
            <text:p>22,79%</text:p>
          </table:table-cell>
          <table:table-cell table:style-name="ce19" table:formula="of:=AVERAGE([.K183:.K192])" office:value-type="percentage" office:value="0.267911111111111" calcext:value-type="percentage">
            <text:p>26,79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1773" calcext:value-type="percentage">
            <text:p>1,77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232555555555556" calcext:value-type="percentage">
            <text:p>2,33%</text:p>
          </table:table-cell>
          <table:table-cell table:style-name="ce19" table:formula="of:=AVERAGE([.E184:.E193])" office:value-type="percentage" office:value="0.02627" calcext:value-type="percentage">
            <text:p>2,63%</text:p>
          </table:table-cell>
          <table:table-cell table:number-columns-repeated="16375"/>
        </table:table-row>
        <table:table-row table:style-name="ro1">
          <table:table-cell table:style-name="ce19" table:number-columns-repeated="5"/>
          <table:table-cell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number-columns-repeated="2"/>
          <table:table-cell office:value-type="string" calcext:value-type="string">
            <text:p>F=4</text:p>
          </table:table-cell>
          <table:table-cell office:value-type="string" calcext:value-type="string">
            <text:p>F=0.5</text:p>
          </table:table-cell>
          <table:table-cell table:style-name="ce22" office:value-type="string" calcext:value-type="string">
            <text:p>F=1</text:p>
          </table:table-cell>
          <table:table-cell table:style-name="ce22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3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 office:value-type="float" office:value="1515.97" calcext:value-type="float">
            <text:p>1515,97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style-name="ce22" office:value-type="float" office:value="0.392" calcext:value-type="float">
            <text:p>0,3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 office:value-type="float" office:value="2101.77" calcext:value-type="float">
            <text:p>2101,77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 office:value-type="float" office:value="1880.02" calcext:value-type="float">
            <text:p>1880,02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38" calcext:value-type="float">
            <text:p>0,3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 office:value-type="float" office:value="1838.08" calcext:value-type="float">
            <text:p>1838,08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style-name="ce22" office:value-type="float" office:value="0.219" calcext:value-type="float">
            <text:p>0,2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 office:value-type="float" office:value="1962.64" calcext:value-type="float">
            <text:p>1962,64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style-name="ce22" office:value-type="float" office:value="0.226" calcext:value-type="float">
            <text:p>0,2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 office:value-type="float" office:value="1568.39" calcext:value-type="float">
            <text:p>1568,39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31" calcext:value-type="float">
            <text:p>0,3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 office:value-type="float" office:value="2009.995" calcext:value-type="float">
            <text:p>2009,99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 office:value-type="float" office:value="1797.19" calcext:value-type="float">
            <text:p>1797,19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273" calcext:value-type="float">
            <text:p>0,2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 office:value-type="float" office:value="1826.96" calcext:value-type="float">
            <text:p>1826,96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style-name="ce22" office:value-type="float" office:value="0.478" calcext:value-type="float">
            <text:p>0,47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formula="of:=AVERAGE([.E198:.E206])" office:value-type="float" office:value="1833.44611111111" calcext:value-type="float">
            <text:p>1833,44611111111</text:p>
          </table:table-cell>
          <table:table-cell table:style-name="ce23" table:number-columns-repeated="2"/>
          <table:table-cell table:style-name="ce23" table:formula="of:=AVERAGE([.H198:.H206])" office:value-type="float" office:value="0.348111111111111" calcext:value-type="float">
            <text:p>0,348111111111111</text:p>
          </table:table-cell>
          <table:table-cell table:style-name="ce23" table:formula="of:=AVERAGE([.I198:.I206])" office:value-type="float" office:value="0.357555555555556" calcext:value-type="float">
            <text:p>0,357555555555556</text:p>
          </table:table-cell>
          <table:table-cell table:style-name="ce23" table:formula="of:=AVERAGE([.J198:.J206])" office:value-type="float" office:value="0.389777777777778" calcext:value-type="float">
            <text:p>0,389777777777778</text:p>
          </table:table-cell>
          <table:table-cell table:style-name="ce23" table:formula="of:=AVERAGE([.K198:.K206])" office:value-type="float" office:value="0.312444444444444" calcext:value-type="float">
            <text:p>0,312444444444444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 table:number-columns-repeated="2"/>
          <table:table-cell table:style-name="ce22" table:number-columns-repeated="2"/>
          <table:table-cell/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=4</text:p>
          </table:table-cell>
          <table:table-cell table:style-name="ce19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 office:value-type="float" office:value="1523.89" calcext:value-type="float">
            <text:p>1523,8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style-name="ce22" office:value-type="float" office:value="0.109" calcext:value-type="float">
            <text:p>0,1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 office:value-type="float" office:value="1124.13" calcext:value-type="float">
            <text:p>1124,13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style-name="ce22" office:value-type="float" office:value="0.202" calcext:value-type="float">
            <text:p>0,2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 office:value-type="float" office:value="2620.9" calcext:value-type="float">
            <text:p>2620,9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style-name="ce22" office:value-type="float" office:value="0.231" calcext:value-type="float">
            <text:p>0,2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 office:value-type="float" office:value="1434.49" calcext:value-type="float">
            <text:p>1434,49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0.289" calcext:value-type="float">
            <text:p>0,2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 office:value-type="float" office:value="1823.02" calcext:value-type="float">
            <text:p>1823,02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0.429" calcext:value-type="float">
            <text:p>0,4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 office:value-type="float" office:value="738.08" calcext:value-type="float">
            <text:p>738,08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style-name="ce22" office:value-type="float" office:value="0.148" calcext:value-type="float">
            <text:p>0,14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 office:value-type="float" office:value="1476.823" calcext:value-type="float">
            <text:p>1476,823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office:value-type="float" office:value="0.144" calcext:value-type="float">
            <text:p>0,1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 office:value-type="float" office:value="2584.98" calcext:value-type="float">
            <text:p>2584,98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style-name="ce22" office:value-type="float" office:value="0.147" calcext:value-type="float">
            <text:p>0,1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 office:value-type="float" office:value="2078.29" calcext:value-type="float">
            <text:p>2078,29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 office:value-type="float" office:value="2239.569" calcext:value-type="float">
            <text:p>2239,569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style-name="ce22" office:value-type="float" office:value="0.036" calcext:value-type="float">
            <text:p>0,03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formula="of:=AVERAGE([.E210:.E219])" office:value-type="float" office:value="1764.4172" calcext:value-type="float">
            <text:p>1764,4172</text:p>
          </table:table-cell>
          <table:table-cell table:style-name="ce23" table:number-columns-repeated="2"/>
          <table:table-cell table:style-name="ce23" table:formula="of:=AVERAGE([.H210:.H219])" office:value-type="float" office:value="0.18903" calcext:value-type="float">
            <text:p>0,18903</text:p>
          </table:table-cell>
          <table:table-cell table:style-name="ce23" table:formula="of:=AVERAGE([.I210:.I219])" office:value-type="float" office:value="0.1593" calcext:value-type="float">
            <text:p>0,1593</text:p>
          </table:table-cell>
          <table:table-cell table:style-name="ce23" table:formula="of:=AVERAGE([.J210:.J219])" office:value-type="float" office:value="0.1745" calcext:value-type="float">
            <text:p>0,1745</text:p>
          </table:table-cell>
          <table:table-cell table:style-name="ce23" table:formula="of:=AVERAGE([.K210:.K219])" office:value-type="float" office:value="0.2174" calcext:value-type="float">
            <text:p>0,2174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3" calcext:value-type="float">
            <text:p>0,4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6" office:value-type="float" office:value="0.0045" calcext:value-type="float">
            <text:p>4,50E-03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style-name="ce22" office:value-type="float" office:value="0.409" calcext:value-type="float">
            <text:p>0,4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 office:value-type="float" office:value="0.004" calcext:value-type="float">
            <text:p>0,004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style-name="ce22" office:value-type="float" office:value="0.362" calcext:value-type="float">
            <text:p>0,3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 office:value-type="float" office:value="0.0448" calcext:value-type="float">
            <text:p>0,044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5" calcext:value-type="float">
            <text:p>0,3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 office:value-type="float" office:value="0.025" calcext:value-type="float">
            <text:p>0,025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05" calcext:value-type="float">
            <text:p>0,4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 office:value-type="float" office:value="0.059" calcext:value-type="float">
            <text:p>0,059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style-name="ce22" office:value-type="float" office:value="0.417" calcext:value-type="float">
            <text:p>0,4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style-name="ce22" office:value-type="float" office:value="0.334" calcext:value-type="float">
            <text:p>0,33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 office:value-type="float" office:value="0.0025" calcext:value-type="float">
            <text:p>0,0025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style-name="ce22" office:value-type="float" office:value="0.299" calcext:value-type="float">
            <text:p>0,2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 office:value-type="float" office:value="0.0028" calcext:value-type="float">
            <text:p>0,0028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33" calcext:value-type="float">
            <text:p>0,3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6" office:value-type="float" office:value="0.045" calcext:value-type="float">
            <text:p>4,5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71" calcext:value-type="float">
            <text:p>0,37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formula="of:=AVERAGE([.E223:.E232])" office:value-type="float" office:value="0.02084" calcext:value-type="float">
            <text:p>0,02084</text:p>
          </table:table-cell>
          <table:table-cell table:style-name="ce23" table:number-columns-repeated="2"/>
          <table:table-cell table:style-name="ce23" table:formula="of:=AVERAGE([.H223:.H232])" office:value-type="float" office:value="0.35397" calcext:value-type="float">
            <text:p>0,35397</text:p>
          </table:table-cell>
          <table:table-cell table:style-name="ce23" table:formula="of:=AVERAGE([.I223:.I232])" office:value-type="float" office:value="0.3856" calcext:value-type="float">
            <text:p>0,3856</text:p>
          </table:table-cell>
          <table:table-cell table:style-name="ce23" table:formula="of:=AVERAGE([.J223:.J232])" office:value-type="float" office:value="0.35823" calcext:value-type="float">
            <text:p>0,35823</text:p>
          </table:table-cell>
          <table:table-cell table:style-name="ce23" table:formula="of:=AVERAGE([.K223:.K232])" office:value-type="float" office:value="0.3678" calcext:value-type="float">
            <text:p>0,36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 table:number-columns-repeated="2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 office:value-type="float" office:value="7.62" calcext:value-type="float">
            <text:p>7,62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style-name="ce22" office:value-type="float" office:value="1.302" calcext:value-type="float">
            <text:p>1,3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 office:value-type="float" office:value="5.78" calcext:value-type="float">
            <text:p>5,78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style-name="ce22" office:value-type="float" office:value="2.184" calcext:value-type="float">
            <text:p>2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style-name="ce22" office:value-type="float" office:value="1.569" calcext:value-type="float">
            <text:p>1,5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 office:value-type="float" office:value="7.35" calcext:value-type="float">
            <text:p>7,35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style-name="ce22" office:value-type="float" office:value="2.106" calcext:value-type="float">
            <text:p>2,1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 office:value-type="float" office:value="9.26" calcext:value-type="float">
            <text:p>9,26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style-name="ce22" office:value-type="float" office:value="1.229" calcext:value-type="float">
            <text:p>1,2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 office:value-type="float" office:value="9.47" calcext:value-type="float">
            <text:p>9,47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style-name="ce22" office:value-type="float" office:value="0.808" calcext:value-type="float">
            <text:p>0,8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 office:value-type="float" office:value="8.11" calcext:value-type="float">
            <text:p>8,11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style-name="ce22" office:value-type="float" office:value="1.039" calcext:value-type="float">
            <text:p>1,0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style-name="ce22" office:value-type="float" office:value="4.077" calcext:value-type="float">
            <text:p>4,0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 office:value-type="float" office:value="11.95" calcext:value-type="float">
            <text:p>11,95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style-name="ce22" office:value-type="float" office:value="0.421" calcext:value-type="float">
            <text:p>0,4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 office:value-type="float" office:value="7.29" calcext:value-type="float">
            <text:p>7,29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style-name="ce22" office:value-type="float" office:value="0.597" calcext:value-type="float">
            <text:p>0,597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formula="of:=AVERAGE([.E236:.E245])" office:value-type="float" office:value="8.193" calcext:value-type="float">
            <text:p>8,193</text:p>
          </table:table-cell>
          <table:table-cell table:style-name="ce23" table:number-columns-repeated="2"/>
          <table:table-cell table:style-name="ce23" table:formula="of:=AVERAGE([.H236:.H245])" office:value-type="float" office:value="1.5817" calcext:value-type="float">
            <text:p>1,5817</text:p>
          </table:table-cell>
          <table:table-cell table:style-name="ce23" table:formula="of:=AVERAGE([.I236:.I245])" office:value-type="float" office:value="1.648" calcext:value-type="float">
            <text:p>1,648</text:p>
          </table:table-cell>
          <table:table-cell table:style-name="ce23" table:formula="of:=AVERAGE([.J236:.J245])" office:value-type="float" office:value="1.5983" calcext:value-type="float">
            <text:p>1,5983</text:p>
          </table:table-cell>
          <table:table-cell table:style-name="ce23" table:formula="of:=AVERAGE([.K236:.K245])" office:value-type="float" office:value="1.5332" calcext:value-type="float">
            <text:p>1,5332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 table:number-columns-repeated="2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19" office:value-type="string" calcext:value-type="string">
            <text:p>F=1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 office:value-type="float" office:value="1090.97" calcext:value-type="float">
            <text:p>1090,97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style-name="ce22" office:value-type="float" office:value="0.299" calcext:value-type="float">
            <text:p>0,2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 office:value-type="float" office:value="1525.15" calcext:value-type="float">
            <text:p>1525,15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style-name="ce22" office:value-type="float" office:value="0.274" calcext:value-type="float">
            <text:p>0,2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 office:value-type="float" office:value="1163.98" calcext:value-type="float">
            <text:p>1163,98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style-name="ce22" office:value-type="float" office:value="0.495" calcext:value-type="float">
            <text:p>0,4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 office:value-type="float" office:value="1977.09" calcext:value-type="float">
            <text:p>1977,09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style-name="ce22" office:value-type="float" office:value="0.524" calcext:value-type="float">
            <text:p>0,5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 office:value-type="float" office:value="1330.81" calcext:value-type="float">
            <text:p>1330,81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style-name="ce22" office:value-type="float" office:value="0.424" calcext:value-type="float">
            <text:p>0,4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 office:value-type="float" office:value="1152.63" calcext:value-type="float">
            <text:p>1152,6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349" calcext:value-type="float">
            <text:p>0,34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 office:value-type="float" office:value="1296.79" calcext:value-type="float">
            <text:p>1296,79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style-name="ce22" office:value-type="float" office:value="0.206" calcext:value-type="float">
            <text:p>0,2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 office:value-type="float" office:value="1286.41" calcext:value-type="float">
            <text:p>1286,41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style-name="ce22" office:value-type="float" office:value="0.484" calcext:value-type="float">
            <text:p>0,4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 office:value-type="float" office:value="1103.46" calcext:value-type="float">
            <text:p>1103,46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style-name="ce22" office:value-type="float" office:value="0.289" calcext:value-type="float">
            <text:p>0,2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 office:value-type="float" office:value="1151.92" calcext:value-type="float">
            <text:p>1151,92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style-name="ce22" office:value-type="float" office:value="0.318" calcext:value-type="float">
            <text:p>0,31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formula="of:=AVERAGE([.E249:.E258])" office:value-type="float" office:value="1307.921" calcext:value-type="float">
            <text:p>1307,921</text:p>
          </table:table-cell>
          <table:table-cell table:style-name="ce23" table:number-columns-repeated="2"/>
          <table:table-cell table:style-name="ce23" table:formula="of:=AVERAGE([.H249:.H258])" office:value-type="float" office:value="0.5841" calcext:value-type="float">
            <text:p>0,5841</text:p>
          </table:table-cell>
          <table:table-cell table:style-name="ce23" table:formula="of:=AVERAGE([.I249:.I258])" office:value-type="float" office:value="0.3285" calcext:value-type="float">
            <text:p>0,3285</text:p>
          </table:table-cell>
          <table:table-cell table:style-name="ce23" table:formula="of:=AVERAGE([.J249:.J258])" office:value-type="float" office:value="0.39013" calcext:value-type="float">
            <text:p>0,39013</text:p>
          </table:table-cell>
          <table:table-cell table:style-name="ce23" table:formula="of:=AVERAGE([.K249:.K258])" office:value-type="float" office:value="0.3662" calcext:value-type="float">
            <text:p>0,3662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10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 office:value-type="float" office:value="0.374" calcext:value-type="float">
            <text:p>0,374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style-name="ce22" office:value-type="float" office:value="176.35" calcext:value-type="float">
            <text:p>176,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 office:value-type="float" office:value="0.72" calcext:value-type="float">
            <text:p>0,72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style-name="ce22" office:value-type="float" office:value="22.27" calcext:value-type="float">
            <text:p>22,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2" calcext:value-type="float">
            <text:p>0,162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style-name="ce22" office:value-type="float" office:value="27.88" calcext:value-type="float">
            <text:p>27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 office:value-type="float" office:value="0.178" calcext:value-type="float">
            <text:p>0,17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style-name="ce22" office:value-type="float" office:value="10.93" calcext:value-type="float">
            <text:p>10,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65" calcext:value-type="float">
            <text:p>0,465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style-name="ce22" office:value-type="float" office:value="14.04" calcext:value-type="float">
            <text:p>14,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style-name="ce22" office:value-type="float" office:value="17.97" calcext:value-type="float">
            <text:p>17,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 office:value-type="float" office:value="0.394" calcext:value-type="float">
            <text:p>0,394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style-name="ce22" office:value-type="float" office:value="24.53" calcext:value-type="float">
            <text:p>24,5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 office:value-type="float" office:value="0.151" calcext:value-type="float">
            <text:p>0,15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style-name="ce22" office:value-type="float" office:value="30.64" calcext:value-type="float">
            <text:p>30,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 office:value-type="float" office:value="0.226" calcext:value-type="float">
            <text:p>0,226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style-name="ce22" office:value-type="float" office:value="16.86" calcext:value-type="float">
            <text:p>16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number-columns-repeated="2"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style-name="ce22" office:value-type="float" office:value="14.4" calcext:value-type="float">
            <text:p>14,4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formula="of:=AVERAGE([.E262:.E271])" office:value-type="float" office:value="0.2937" calcext:value-type="float">
            <text:p>0,2937</text:p>
          </table:table-cell>
          <table:table-cell table:style-name="ce23" table:number-columns-repeated="2"/>
          <table:table-cell table:style-name="ce23" table:formula="of:=AVERAGE([.H262:.H271])" office:value-type="float" office:value="81.8613" calcext:value-type="float">
            <text:p>81,8613</text:p>
          </table:table-cell>
          <table:table-cell table:style-name="ce23" table:formula="of:=AVERAGE([.I262:.I271])" office:value-type="float" office:value="68.0919" calcext:value-type="float">
            <text:p>68,0919</text:p>
          </table:table-cell>
          <table:table-cell table:style-name="ce23" table:formula="of:=AVERAGE([.J262:.J271])" office:value-type="float" office:value="52.646" calcext:value-type="float">
            <text:p>52,646</text:p>
          </table:table-cell>
          <table:table-cell table:style-name="ce23" table:formula="of:=AVERAGE([.K262:.K271])" office:value-type="float" office:value="35.587" calcext:value-type="float">
            <text:p>35,587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" calcext:value-type="float">
            <text:p>0,1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style-name="ce22" office:value-type="float" office:value="1.29" calcext:value-type="float">
            <text:p>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 office:value-type="float" office:value="0.111" calcext:value-type="float">
            <text:p>0,1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style-name="ce22" office:value-type="float" office:value="0.08" calcext:value-type="float">
            <text:p>0,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style-name="ce22" office:value-type="float" office:value="0.39" calcext:value-type="float">
            <text:p>0,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053" calcext:value-type="float">
            <text:p>0,05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3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style-name="ce22" office:value-type="float" office:value="0.132" calcext:value-type="float">
            <text:p>0,1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3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0.382" calcext:value-type="float">
            <text:p>0,3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 office:value-type="float" office:value="0.074" calcext:value-type="float">
            <text:p>0,074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48" calcext:value-type="float">
            <text:p>0,04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 office:value-type="float" office:value="0.0996" calcext:value-type="float">
            <text:p>0,09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style-name="ce22" office:value-type="float" office:value="0.079" calcext:value-type="float">
            <text:p>0,0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 office:value-type="float" office:value="0.068" calcext:value-type="float">
            <text:p>0,068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style-name="ce22" office:value-type="float" office:value="0.09" calcext:value-type="float">
            <text:p>0,0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formula="of:=AVERAGE([.E274:.E283])" office:value-type="float" office:value="0.08016" calcext:value-type="float">
            <text:p>0,08016</text:p>
          </table:table-cell>
          <table:table-cell table:style-name="ce23" table:number-columns-repeated="2"/>
          <table:table-cell table:style-name="ce23" table:formula="of:=AVERAGE([.H274:.H283])" office:value-type="float" office:value="0.13659" calcext:value-type="float">
            <text:p>0,13659</text:p>
          </table:table-cell>
          <table:table-cell table:style-name="ce23" table:formula="of:=AVERAGE([.I274:.I283])" office:value-type="float" office:value="0.1762" calcext:value-type="float">
            <text:p>0,1762</text:p>
          </table:table-cell>
          <table:table-cell table:style-name="ce23" table:formula="of:=AVERAGE([.J274:.J283])" office:value-type="float" office:value="0.23899" calcext:value-type="float">
            <text:p>0,23899</text:p>
          </table:table-cell>
          <table:table-cell table:style-name="ce23" table:formula="of:=AVERAGE([.K274:.K283])" office:value-type="float" office:value="0.2974" calcext:value-type="float">
            <text:p>0,2974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10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 office:value-type="float" office:value="9.79" calcext:value-type="float">
            <text:p>9,79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style-name="ce22" office:value-type="float" office:value="178.56" calcext:value-type="float">
            <text:p>178,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 office:value-type="float" office:value="7.7" calcext:value-type="float">
            <text:p>7,7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style-name="ce22" office:value-type="float" office:value="41.02" calcext:value-type="float">
            <text:p>41,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 office:value-type="float" office:value="8.95" calcext:value-type="float">
            <text:p>8,95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style-name="ce22" office:value-type="float" office:value="28.24" calcext:value-type="float">
            <text:p>28,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 office:value-type="float" office:value="7.73" calcext:value-type="float">
            <text:p>7,73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style-name="ce22" office:value-type="float" office:value="24.81" calcext:value-type="float">
            <text:p>24,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style-name="ce22" office:value-type="float" office:value="94.45" calcext:value-type="float">
            <text:p>94,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 office:value-type="float" office:value="8.67" calcext:value-type="float">
            <text:p>8,67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style-name="ce22" office:value-type="float" office:value="346" calcext:value-type="float">
            <text:p>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 office:value-type="float" office:value="9.42" calcext:value-type="float">
            <text:p>9,42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style-name="ce22" office:value-type="float" office:value="10.29" calcext:value-type="float">
            <text:p>10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 office:value-type="float" office:value="7.52" calcext:value-type="float">
            <text:p>7,52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style-name="ce22" office:value-type="float" office:value="158.19" calcext:value-type="float">
            <text:p>158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 office:value-type="float" office:value="6.82" calcext:value-type="float">
            <text:p>6,82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style-name="ce22" office:value-type="float" office:value="76.97" calcext:value-type="float">
            <text:p>76,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 office:value-type="float" office:value="7.22" calcext:value-type="float">
            <text:p>7,22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style-name="ce22" office:value-type="float" office:value="50.84" calcext:value-type="float">
            <text:p>50,84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formula="of:=AVERAGE([.E287:.E296])" office:value-type="float" office:value="8.137" calcext:value-type="float">
            <text:p>8,137</text:p>
          </table:table-cell>
          <table:table-cell table:style-name="ce23" table:number-columns-repeated="2"/>
          <table:table-cell table:style-name="ce23" table:formula="of:=AVERAGE([.H287:.H296])" office:value-type="float" office:value="52.8182" calcext:value-type="float">
            <text:p>52,8182</text:p>
          </table:table-cell>
          <table:table-cell table:style-name="ce23" table:formula="of:=AVERAGE([.I287:.I296])" office:value-type="float" office:value="86.9998" calcext:value-type="float">
            <text:p>86,9998</text:p>
          </table:table-cell>
          <table:table-cell table:style-name="ce23" table:formula="of:=AVERAGE([.J287:.J296])" office:value-type="float" office:value="81.433" calcext:value-type="float">
            <text:p>81,433</text:p>
          </table:table-cell>
          <table:table-cell table:style-name="ce23" table:formula="of:=AVERAGE([.K287:.K296])" office:value-type="float" office:value="100.937" calcext:value-type="float">
            <text:p>100,937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=4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1</text:p>
          </table:table-cell>
          <table:table-cell table:style-name="ce23" office:value-type="string" calcext:value-type="string">
            <text:p>F=2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ce22" office:value-type="float" office:value="0.0271" calcext:value-type="float">
            <text:p>0,027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ce22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ce22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ce22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style-name="ce23" table:formula="of:=AVERAGE([.E300:.E309])" office:value-type="float" office:value="0.0271" calcext:value-type="float">
            <text:p>0,0271</text:p>
          </table:table-cell>
          <table:table-cell table:number-columns-repeated="16375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2"/>
          <table:table-cell/>
          <table:table-cell table:style-name="ce19" table:number-columns-repeated="5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69"/>
        </table:table-row>
        <table:table-row table:style-name="ro1" table:number-rows-repeated="6">
          <table:table-cell table:style-name="Default" table:number-columns-repeated="11"/>
          <table:table-cell table:number-columns-repeated="16369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9" table:number-columns-repeated="5"/>
          <table:table-cell table:number-columns-repeated="16375"/>
        </table:table-row>
        <table:table-row table:style-name="ro1" table:number-rows-repeated="10">
          <table:table-cell table:number-columns-repeated="16380"/>
        </table:table-row>
        <table:table-row table:style-name="ro1">
          <table:table-cell table:style-name="ce19" table:number-columns-repeated="5"/>
          <table:table-cell table:number-columns-repeated="16375"/>
        </table:table-row>
        <table:table-row table:style-name="ro1" table:number-rows-repeated="1048227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neural_averages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81" table:default-cell-style-name="ce39"/>
        <table:table-row table:style-name="ro1">
          <table:table-cell table:style-name="ce12"/>
          <table:table-cell table:style-name="ce29" office:value-type="string" calcext:value-type="string" table:number-columns-spanned="2" table:number-rows-spanned="1">
            <text:p>CLASSIFICATION DATASETS</text:p>
          </table:table-cell>
          <table:covered-table-cell table:style-name="ce29"/>
          <table:table-cell table:style-name="ce29"/>
          <table:table-cell table:style-name="ce12" table:number-columns-repeated="3"/>
          <table:table-cell table:number-columns-repeated="16377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F=1</text:p>
          </table:table-cell>
          <table:table-cell table:style-name="ce12" office:value-type="string" calcext:value-type="string">
            <text:p>DF=0.5</text:p>
          </table:table-cell>
          <table:table-cell table:style-name="ce12" office:value-type="string" calcext:value-type="string">
            <text:p>DF=1</text:p>
          </table:table-cell>
          <table:table-cell table:style-name="ce12" office:value-type="string" calcext:value-type="string">
            <text:p>DF=2</text:p>
          </table:table-cell>
          <table:table-cell table:style-name="ce12" office:value-type="string" calcext:value-type="string">
            <text:p>DF=4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17" calcext:value-type="percentage">
            <text:p>17,00%</text:p>
          </table:table-cell>
          <table:table-cell table:number-columns-repeated="3" table:style-name="ce18" office:value-type="percentage" office:value="0.16" calcext:value-type="percentage">
            <text:p>16,00%</text:p>
          </table:table-cell>
          <table:table-cell table:style-name="ce30" table:number-columns-repeated="16376"/>
          <table:table-cell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774" calcext:value-type="percentage">
            <text:p>27,74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2853" calcext:value-type="percentage">
            <text:p>28,53%</text:p>
          </table:table-cell>
          <table:table-cell table:style-name="ce18" office:value-type="percentage" office:value="0.2985" calcext:value-type="percentage">
            <text:p>29,85%</text:p>
          </table:table-cell>
          <table:table-cell table:style-name="ce18" office:value-type="percentage" office:value="0.3105" calcext:value-type="percentage">
            <text:p>31,05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14" calcext:value-type="percentage">
            <text:p>10,14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923" calcext:value-type="percentage">
            <text:p>9,23%</text:p>
          </table:table-cell>
          <table:table-cell table:style-name="ce18" office:value-type="percentage" office:value="0.0919" calcext:value-type="percentage">
            <text:p>9,19%</text:p>
          </table:table-cell>
          <table:table-cell table:style-name="ce18" office:value-type="percentage" office:value="0.0937" calcext:value-type="percentage">
            <text:p>9,37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5006" calcext:value-type="percentage">
            <text:p>50,06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5057" calcext:value-type="percentage">
            <text:p>50,57%</text:p>
          </table:table-cell>
          <table:table-cell table:style-name="ce18" office:value-type="percentage" office:value="0.4818" calcext:value-type="percentage">
            <text:p>48,18%</text:p>
          </table:table-cell>
          <table:table-cell table:style-name="ce18" office:value-type="percentage" office:value="0.4313" calcext:value-type="percentage">
            <text:p>43,13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1115" calcext:value-type="percentage">
            <text:p>11,15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855" calcext:value-type="percentage">
            <text:p>8,55%</text:p>
          </table:table-cell>
          <table:table-cell table:style-name="ce18" office:value-type="percentage" office:value="0.075" calcext:value-type="percentage">
            <text:p>7,50%</text:p>
          </table:table-cell>
          <table:table-cell table:style-name="ce18" office:value-type="percentage" office:value="0.0686" calcext:value-type="percentage">
            <text:p>6,86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4889" calcext:value-type="percentage">
            <text:p>48,89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5393" calcext:value-type="percentage">
            <text:p>53,93%</text:p>
          </table:table-cell>
          <table:table-cell table:style-name="ce18" office:value-type="percentage" office:value="0.5195" calcext:value-type="percentage">
            <text:p>51,95%</text:p>
          </table:table-cell>
          <table:table-cell table:style-name="ce18" office:value-type="percentage" office:value="0.481" calcext:value-type="percentage">
            <text:p>48,10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998" calcext:value-type="percentage">
            <text:p>39,98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3449" calcext:value-type="percentage">
            <text:p>34,49%</text:p>
          </table:table-cell>
          <table:table-cell table:style-name="ce18" office:value-type="percentage" office:value="0.3046" calcext:value-type="percentage">
            <text:p>30,46%</text:p>
          </table:table-cell>
          <table:table-cell table:style-name="ce18" office:value-type="percentage" office:value="0.391" calcext:value-type="percentage">
            <text:p>39,10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209" calcext:value-type="percentage">
            <text:p>20,90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702" calcext:value-type="percentage">
            <text:p>17,02%</text:p>
          </table:table-cell>
          <table:table-cell table:style-name="ce18" office:value-type="percentage" office:value="0.1884" calcext:value-type="percentage">
            <text:p>18,84%</text:p>
          </table:table-cell>
          <table:table-cell table:style-name="ce18" office:value-type="percentage" office:value="0.2089" calcext:value-type="percentage">
            <text:p>20,89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78" calcext:value-type="percentage">
            <text:p>4,78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435" calcext:value-type="percentage">
            <text:p>4,35%</text:p>
          </table:table-cell>
          <table:table-cell table:style-name="ce18" office:value-type="percentage" office:value="0.0478" calcext:value-type="percentage">
            <text:p>4,78%</text:p>
          </table:table-cell>
          <table:table-cell table:style-name="ce18" office:value-type="percentage" office:value="0.0528" calcext:value-type="percentage">
            <text:p>5,28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86" calcext:value-type="percentage">
            <text:p>10,86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857" calcext:value-type="percentage">
            <text:p>8,57%</text:p>
          </table:table-cell>
          <table:table-cell table:style-name="ce18" office:value-type="percentage" office:value="0.1343" calcext:value-type="percentage">
            <text:p>13,43%</text:p>
          </table:table-cell>
          <table:table-cell table:style-name="ce18" office:value-type="percentage" office:value="0.1114" calcext:value-type="percentage">
            <text:p>11,14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3133" calcext:value-type="percentage">
            <text:p>31,33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2922" calcext:value-type="percentage">
            <text:p>29,22%</text:p>
          </table:table-cell>
          <table:table-cell table:style-name="ce18" office:value-type="percentage" office:value="0.3149" calcext:value-type="percentage">
            <text:p>31,49%</text:p>
          </table:table-cell>
          <table:table-cell table:style-name="ce18" office:value-type="percentage" office:value="0.3005" calcext:value-type="percentage">
            <text:p>30,05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429" calcext:value-type="percentage">
            <text:p>24,29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1926" calcext:value-type="percentage">
            <text:p>19,26%</text:p>
          </table:table-cell>
          <table:table-cell table:style-name="ce18" office:value-type="percentage" office:value="0.2471" calcext:value-type="percentage">
            <text:p>24,71%</text:p>
          </table:table-cell>
          <table:table-cell table:style-name="ce18" office:value-type="percentage" office:value="0.2" calcext:value-type="percentage">
            <text:p>20,00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81" calcext:value-type="percentage">
            <text:p>18,10%</text:p>
          </table:table-cell>
          <table:table-cell table:style-name="ce18" office:value-type="percentage" office:value="0.1732" calcext:value-type="percentage">
            <text:p>17,32%</text:p>
          </table:table-cell>
          <table:table-cell table:number-columns-repeated="2" table:style-name="ce18" office:value-type="percentage" office:value="0.166" calcext:value-type="percentage">
            <text:p>16,60%</text:p>
          </table:table-cell>
          <table:table-cell table:style-name="ce18" office:value-type="percentage" office:value="0.1666" calcext:value-type="percentage">
            <text:p>16,66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372" calcext:value-type="percentage">
            <text:p>13,7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432" calcext:value-type="percentage">
            <text:p>14,32%</text:p>
          </table:table-cell>
          <table:table-cell table:style-name="ce18" office:value-type="percentage" office:value="0.144" calcext:value-type="percentage">
            <text:p>14,40%</text:p>
          </table:table-cell>
          <table:table-cell table:style-name="ce18" office:value-type="percentage" office:value="0.1589" calcext:value-type="percentage">
            <text:p>15,89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3112" calcext:value-type="percentage">
            <text:p>31,12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603" calcext:value-type="percentage">
            <text:p>26,03%</text:p>
          </table:table-cell>
          <table:table-cell table:style-name="ce18" office:value-type="percentage" office:value="0.2732" calcext:value-type="percentage">
            <text:p>27,32%</text:p>
          </table:table-cell>
          <table:table-cell table:style-name="ce18" office:value-type="percentage" office:value="0.2884" calcext:value-type="percentage">
            <text:p>28,84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463" calcext:value-type="percentage">
            <text:p>4,63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37" calcext:value-type="percentage">
            <text:p>5,37%</text:p>
          </table:table-cell>
          <table:table-cell table:style-name="ce18" office:value-type="percentage" office:value="0.0519" calcext:value-type="percentage">
            <text:p>5,19%</text:p>
          </table:table-cell>
          <table:table-cell table:style-name="ce18" office:value-type="percentage" office:value="0.0443" calcext:value-type="percentage">
            <text:p>4,43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779" calcext:value-type="percentage">
            <text:p>27,79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837" calcext:value-type="percentage">
            <text:p>28,37%</text:p>
          </table:table-cell>
          <table:table-cell table:style-name="ce18" office:value-type="percentage" office:value="0.273" calcext:value-type="percentage">
            <text:p>27,30%</text:p>
          </table:table-cell>
          <table:table-cell table:style-name="ce18" office:value-type="percentage" office:value="0.2746" calcext:value-type="percentage">
            <text:p>27,46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3162" calcext:value-type="percentage">
            <text:p>31,62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2859" calcext:value-type="percentage">
            <text:p>28,59%</text:p>
          </table:table-cell>
          <table:table-cell table:style-name="ce18" office:value-type="percentage" office:value="0.2913" calcext:value-type="percentage">
            <text:p>29,13%</text:p>
          </table:table-cell>
          <table:table-cell table:style-name="ce18" office:value-type="percentage" office:value="0.3357" calcext:value-type="percentage">
            <text:p>33,57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2864" calcext:value-type="percentage">
            <text:p>28,64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279" calcext:value-type="percentage">
            <text:p>22,79%</text:p>
          </table:table-cell>
          <table:table-cell table:style-name="ce18" office:value-type="percentage" office:value="0.2679" calcext:value-type="percentage">
            <text:p>26,79%</text:p>
          </table:table-cell>
          <table:table-cell table:style-name="ce18" office:value-type="percentage" office:value="0.3225" calcext:value-type="percentage">
            <text:p>32,25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45" calcext:value-type="percentage">
            <text:p>14,50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65" calcext:value-type="percentage">
            <text:p>16,50%</text:p>
          </table:table-cell>
          <table:table-cell table:style-name="ce18" office:value-type="percentage" office:value="0.195" calcext:value-type="percentage">
            <text:p>19,50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381" calcext:value-type="percentage">
            <text:p>43,81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2" calcext:value-type="percentage">
            <text:p>43,20%</text:p>
          </table:table-cell>
          <table:table-cell table:style-name="ce18" office:value-type="percentage" office:value="0.4301" calcext:value-type="percentage">
            <text:p>43,01%</text:p>
          </table:table-cell>
          <table:table-cell table:style-name="ce18" office:value-type="percentage" office:value="0.4438" calcext:value-type="percentage">
            <text:p>44,38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5253" calcext:value-type="percentage">
            <text:p>52,53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4938" calcext:value-type="percentage">
            <text:p>49,38%</text:p>
          </table:table-cell>
          <table:table-cell table:style-name="ce18" office:value-type="percentage" office:value="0.4947" calcext:value-type="percentage">
            <text:p>49,47%</text:p>
          </table:table-cell>
          <table:table-cell table:style-name="ce18" office:value-type="percentage" office:value="0.5969" calcext:value-type="percentage">
            <text:p>59,69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528" calcext:value-type="percentage">
            <text:p>5,28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527" calcext:value-type="percentage">
            <text:p>5,27%</text:p>
          </table:table-cell>
          <table:table-cell table:style-name="ce18" office:value-type="percentage" office:value="0.0561" calcext:value-type="percentage">
            <text:p>5,61%</text:p>
          </table:table-cell>
          <table:table-cell table:style-name="ce18" office:value-type="percentage" office:value="0.0685" calcext:value-type="percentage">
            <text:p>6,85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645" calcext:value-type="percentage">
            <text:p>6,45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653" calcext:value-type="percentage">
            <text:p>6,53%</text:p>
          </table:table-cell>
          <table:table-cell table:style-name="ce18" office:value-type="percentage" office:value="0.0847" calcext:value-type="percentage">
            <text:p>8,47%</text:p>
          </table:table-cell>
          <table:table-cell table:style-name="ce18" office:value-type="percentage" office:value="0.1208" calcext:value-type="percentage">
            <text:p>12,08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868" calcext:value-type="percentage">
            <text:p>8,6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66" calcext:value-type="percentage">
            <text:p>6,60%</text:p>
          </table:table-cell>
          <table:table-cell table:style-name="ce18" office:value-type="percentage" office:value="0.0788" calcext:value-type="percentage">
            <text:p>7,88%</text:p>
          </table:table-cell>
          <table:table-cell table:style-name="ce18" office:value-type="percentage" office:value="0.1185" calcext:value-type="percentage">
            <text:p>11,85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616" calcext:value-type="percentage">
            <text:p>6,1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435" calcext:value-type="percentage">
            <text:p>4,35%</text:p>
          </table:table-cell>
          <table:table-cell table:style-name="ce18" office:value-type="percentage" office:value="0.064" calcext:value-type="percentage">
            <text:p>6,40%</text:p>
          </table:table-cell>
          <table:table-cell table:style-name="ce18" office:value-type="percentage" office:value="0.0543" calcext:value-type="percentage">
            <text:p>5,43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37" calcext:value-type="percentage">
            <text:p>2,37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233" calcext:value-type="percentage">
            <text:p>2,33%</text:p>
          </table:table-cell>
          <table:table-cell table:style-name="ce18" office:value-type="percentage" office:value="0.0263" calcext:value-type="percentage">
            <text:p>2,63%</text:p>
          </table:table-cell>
          <table:table-cell table:style-name="ce18" office:value-type="percentage" office:value="0.0177" calcext:value-type="percentage">
            <text:p>1,77%</text:p>
          </table:table-cell>
          <table:table-cell table:number-columns-repeated="16377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" calcext:value-type="percentage">
            <text:p>6,00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07" calcext:value-type="percentage">
            <text:p>7,00%</text:p>
          </table:table-cell>
          <table:table-cell table:style-name="ce18" office:value-type="percentage" office:value="0.04" calcext:value-type="percentage">
            <text:p>4,00%</text:p>
          </table:table-cell>
          <table:table-cell table:style-name="ce18" office:value-type="percentage" office:value="0.0997" calcext:value-type="percentage">
            <text:p>9,97%</text:p>
          </table:table-cell>
          <table:table-cell table:number-columns-repeated="16377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34" calcext:value-type="percentage">
            <text:p>21,34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1232142857143" calcext:value-type="percentage">
            <text:p>20,12%</text:p>
          </table:table-cell>
          <table:table-cell table:style-name="ce38" table:formula="of:=AVERAGE([.F3:.F30])" office:value-type="percentage" office:value="0.2061" calcext:value-type="percentage">
            <text:p>20,61%</text:p>
          </table:table-cell>
          <table:table-cell table:style-name="ce38" table:formula="of:=AVERAGE([.G3:.G30])" office:value-type="percentage" office:value="0.218425" calcext:value-type="percentage">
            <text:p>21,84%</text:p>
          </table:table-cell>
          <table:table-cell table:style-name="ce28" table:number-columns-repeated="16376"/>
          <table:table-cell table:style-name="ce34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3985977189913" calcext:value-type="percentage">
            <text:p>21,40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58803720122601" calcext:value-type="percentage">
            <text:p>25,88%</text:p>
          </table:table-cell>
          <table:table-cell table:style-name="ce38" table:formula="of:=([.B31]-[.F31])/[.B31]" office:value-type="percentage" office:value="0.240873992028309" calcext:value-type="percentage">
            <text:p>24,09%</text:p>
          </table:table-cell>
          <table:table-cell table:style-name="ce38" table:formula="of:=([.B31]-[.G31])/[.B31]" office:value-type="percentage" office:value="0.195477446427867" calcext:value-type="percentage">
            <text:p>19,55%</text:p>
          </table:table-cell>
          <table:table-cell table:style-name="ce28" table:number-columns-repeated="16376"/>
          <table:table-cell table:style-name="ce34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 table:formula="of:=1852.23857142857/417" office:value-type="float" office:value="4.44181911613566" calcext:value-type="float">
            <text:p>4,44181911613566</text:p>
          </table:table-cell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 table:formula="of:=1849.33022222222/417" office:value-type="float" office:value="4.43484465760724" calcext:value-type="float">
            <text:p>4,43484465760724</text:p>
          </table:table-cell>
          <table:table-cell table:style-name="ce30" table:formula="of:=1833.44611111111/417" office:value-type="float" office:value="4.39675326405542" calcext:value-type="float">
            <text:p>4,39675326405542</text:p>
          </table:table-cell>
          <table:table-cell table:style-name="ce30" table:formula="of:=1881.70428571429/417" office:value-type="float" office:value="4.51248030147312" calcext:value-type="float">
            <text:p>4,51248030147312</text:p>
          </table:table-cell>
          <table:table-cell office:value-type="float" office:value="417" calcext:value-type="float">
            <text:p>4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 table:formula="of:=0.359888888888889/150" office:value-type="float" office:value="0.00239925925925926" calcext:value-type="float">
            <text:p>0,00239925925925926</text:p>
          </table:table-cell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 table:formula="of:=0.389777777777778/150" office:value-type="float" office:value="0.00259851851851852" calcext:value-type="float">
            <text:p>0,00259851851851852</text:p>
          </table:table-cell>
          <table:table-cell table:style-name="ce30" table:formula="of:=0.312444444444444/150" office:value-type="float" office:value="0.00208296296296296" calcext:value-type="float">
            <text:p>0,00208296296296296</text:p>
          </table:table-cell>
          <table:table-cell table:style-name="ce30" table:formula="of:=0.348111111111111/150" office:value-type="float" office:value="0.00232074074074074" calcext:value-type="float">
            <text:p>0,00232074074074074</text:p>
          </table:table-cell>
          <table:table-cell office:value-type="float" office:value="150" calcext:value-type="float">
            <text:p>1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 table:formula="of:=2353.112/33" office:value-type="float" office:value="71.3064242424242" calcext:value-type="float">
            <text:p>71,3064242424242</text:p>
          </table:table-cell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 table:formula="of:=1630.808/33" office:value-type="float" office:value="49.4184242424242" calcext:value-type="float">
            <text:p>49,4184242424242</text:p>
          </table:table-cell>
          <table:table-cell table:style-name="ce30" table:formula="of:=1764.4172/33" office:value-type="float" office:value="53.4671878787879" calcext:value-type="float">
            <text:p>53,4671878787879</text:p>
          </table:table-cell>
          <table:table-cell table:style-name="ce30" table:formula="of:=2217.5815/33" office:value-type="float" office:value="67.1994393939394" calcext:value-type="float">
            <text:p>67,199439393939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 table:formula="of:=0.21429/9" office:value-type="float" office:value="0.02381" calcext:value-type="float">
            <text:p>0,02381</text:p>
          </table:table-cell>
          <table:table-cell table:style-name="ce30" table:formula="of:=0.1593/9" office:value-type="float" office:value="0.0177" calcext:value-type="float">
            <text:p>0,0177</text:p>
          </table:table-cell>
          <table:table-cell table:style-name="ce30" table:formula="of:=0.1745/9" office:value-type="float" office:value="0.0193888888888889" calcext:value-type="float">
            <text:p>0,0193888888888889</text:p>
          </table:table-cell>
          <table:table-cell table:style-name="ce30" table:formula="of:=0.2174/9" office:value-type="float" office:value="0.0241555555555556" calcext:value-type="float">
            <text:p>0,0241555555555556</text:p>
          </table:table-cell>
          <table:table-cell table:style-name="ce30" table:formula="of:=0.18903/9" office:value-type="float" office:value="0.0210033333333333" calcext:value-type="float">
            <text:p>0,0210033333333333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 table:formula="of:=0.09409/4" office:value-type="float" office:value="0.0235225" calcext:value-type="float">
            <text:p>0,0235225</text:p>
          </table:table-cell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 table:formula="of:=0.009378/4" office:value-type="float" office:value="0.0023445" calcext:value-type="float">
            <text:p>0,0023445</text:p>
          </table:table-cell>
          <table:table-cell table:style-name="ce30" table:formula="of:=0.02084/4" office:value-type="float" office:value="0.00521" calcext:value-type="float">
            <text:p>0,00521</text:p>
          </table:table-cell>
          <table:table-cell table:style-name="ce30" table:formula="of:=0.023859/4" office:value-type="float" office:value="0.00596475" calcext:value-type="float">
            <text:p>0,00596475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 table:formula="of:=0.3509/103" office:value-type="float" office:value="0.00340679611650485" calcext:value-type="float">
            <text:p>0,00340679611650485</text:p>
          </table:table-cell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 table:formula="of:=0.362366666666667/103" office:value-type="float" office:value="0.00351812297734628" calcext:value-type="float">
            <text:p>0,00351812297734628</text:p>
          </table:table-cell>
          <table:table-cell table:style-name="ce30" table:formula="of:=0.3678/103" office:value-type="float" office:value="0.00357087378640777" calcext:value-type="float">
            <text:p>0,00357087378640777</text:p>
          </table:table-cell>
          <table:table-cell table:style-name="ce30" table:formula="of:=0.35397/103" office:value-type="float" office:value="0.00343660194174757" calcext:value-type="float">
            <text:p>0,00343660194174757</text:p>
          </table:table-cell>
          <table:table-cell office:value-type="float" office:value="103" calcext:value-type="float">
            <text:p>1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 table:formula="of:=7.944/36" office:value-type="float" office:value="0.220666666666667" calcext:value-type="float">
            <text:p>0,220666666666667</text:p>
          </table:table-cell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 table:formula="of:=8.331/36" office:value-type="float" office:value="0.231416666666667" calcext:value-type="float">
            <text:p>0,231416666666667</text:p>
          </table:table-cell>
          <table:table-cell table:style-name="ce30" table:formula="of:=8.193/36" office:value-type="float" office:value="0.227583333333333" calcext:value-type="float">
            <text:p>0,227583333333333</text:p>
          </table:table-cell>
          <table:table-cell table:style-name="ce30" table:formula="of:=8.085/36" office:value-type="float" office:value="0.224583333333333" calcext:value-type="float">
            <text:p>0,224583333333333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 table:formula="of:=1.4404/4" office:value-type="float" office:value="0.3601" calcext:value-type="float">
            <text:p>0,3601</text:p>
          </table:table-cell>
          <table:table-cell table:style-name="ce30" table:formula="of:=1.648/4" office:value-type="float" office:value="0.412" calcext:value-type="float">
            <text:p>0,412</text:p>
          </table:table-cell>
          <table:table-cell table:style-name="ce30" table:formula="of:=1.5983/4" office:value-type="float" office:value="0.399575" calcext:value-type="float">
            <text:p>0,399575</text:p>
          </table:table-cell>
          <table:table-cell table:style-name="ce30" table:formula="of:=1.5332/4" office:value-type="float" office:value="0.3833" calcext:value-type="float">
            <text:p>0,3833</text:p>
          </table:table-cell>
          <table:table-cell table:style-name="ce30" table:formula="of:=1.5817/4" office:value-type="float" office:value="0.395425" calcext:value-type="float">
            <text:p>0,395425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 table:formula="of:=1691.174/50" office:value-type="float" office:value="33.82348" calcext:value-type="float">
            <text:p>33,82348</text:p>
          </table:table-cell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 table:formula="of:=1144.252/50" office:value-type="float" office:value="22.88504" calcext:value-type="float">
            <text:p>22,88504</text:p>
          </table:table-cell>
          <table:table-cell table:style-name="ce30" table:formula="of:=1307.921/50" office:value-type="float" office:value="26.15842" calcext:value-type="float">
            <text:p>26,15842</text:p>
          </table:table-cell>
          <table:table-cell table:style-name="ce30" table:formula="of:=1747.2798/50" office:value-type="float" office:value="34.945596" calcext:value-type="float">
            <text:p>34,945596</text:p>
          </table:table-cell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 table:formula="of:=0.6541/25" office:value-type="float" office:value="0.026164" calcext:value-type="float">
            <text:p>0,026164</text:p>
          </table:table-cell>
          <table:table-cell table:style-name="ce30" table:formula="of:=0.3285/25" office:value-type="float" office:value="0.01314" calcext:value-type="float">
            <text:p>0,01314</text:p>
          </table:table-cell>
          <table:table-cell table:style-name="ce30" table:formula="of:=0.39013/25" office:value-type="float" office:value="0.0156052" calcext:value-type="float">
            <text:p>0,0156052</text:p>
          </table:table-cell>
          <table:table-cell table:style-name="ce30" table:formula="of:=0.3662/25" office:value-type="float" office:value="0.014648" calcext:value-type="float">
            <text:p>0,014648</text:p>
          </table:table-cell>
          <table:table-cell table:style-name="ce30" table:formula="of:=0.5841/25" office:value-type="float" office:value="0.023364" calcext:value-type="float">
            <text:p>0,023364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 table:formula="of:=0.2865/6" office:value-type="float" office:value="0.04775" calcext:value-type="float">
            <text:p>0,04775</text:p>
          </table:table-cell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 table:formula="of:=0.2823/6" office:value-type="float" office:value="0.04705" calcext:value-type="float">
            <text:p>0,04705</text:p>
          </table:table-cell>
          <table:table-cell table:style-name="ce30" table:formula="of:=0.2937/6" office:value-type="float" office:value="0.04895" calcext:value-type="float">
            <text:p>0,04895</text:p>
          </table:table-cell>
          <table:table-cell table:style-name="ce30" table:formula="of:=0.28964/6" office:value-type="float" office:value="0.0482733333333333" calcext:value-type="float">
            <text:p>0,048273333333333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 table:formula="of:=69.6139/104" office:value-type="float" office:value="0.669364423076923" calcext:value-type="float">
            <text:p>0,669364423076923</text:p>
          </table:table-cell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 table:formula="of:=52.646/104" office:value-type="float" office:value="0.506211538461538" calcext:value-type="float">
            <text:p>0,506211538461538</text:p>
          </table:table-cell>
          <table:table-cell table:style-name="ce30" table:formula="of:=35.587/104" office:value-type="float" office:value="0.342182692307692" calcext:value-type="float">
            <text:p>0,342182692307692</text:p>
          </table:table-cell>
          <table:table-cell table:style-name="ce30" table:formula="of:=81.8613/104" office:value-type="float" office:value="0.787127884615385" calcext:value-type="float">
            <text:p>0,787127884615385</text:p>
          </table:table-cell>
          <table:table-cell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 table:formula="of:=0.0807/13" office:value-type="float" office:value="0.00620769230769231" calcext:value-type="float">
            <text:p>0,00620769230769231</text:p>
          </table:table-cell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 table:formula="of:=0.0793/13" office:value-type="float" office:value="0.0061" calcext:value-type="float">
            <text:p>0,0061</text:p>
          </table:table-cell>
          <table:table-cell table:style-name="ce30" table:formula="of:=0.08016/13" office:value-type="float" office:value="0.00616615384615385" calcext:value-type="float">
            <text:p>0,00616615384615385</text:p>
          </table:table-cell>
          <table:table-cell table:style-name="ce30" table:formula="of:=0.07995/13" office:value-type="float" office:value="0.00615" calcext:value-type="float">
            <text:p>0,00615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 table:formula="of:=0.287/7" office:value-type="float" office:value="0.041" calcext:value-type="float">
            <text:p>0,041</text:p>
          </table:table-cell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 table:formula="of:=0.23899/7" office:value-type="float" office:value="0.0341414285714286" calcext:value-type="float">
            <text:p>0,0341414285714286</text:p>
          </table:table-cell>
          <table:table-cell table:style-name="ce30" table:formula="of:=0.2974/7" office:value-type="float" office:value="0.0424857142857143" calcext:value-type="float">
            <text:p>0,0424857142857143</text:p>
          </table:table-cell>
          <table:table-cell table:style-name="ce30" table:formula="of:=0.13659/7" office:value-type="float" office:value="0.0195128571428571" calcext:value-type="float">
            <text:p>0,0195128571428571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 table:formula="of:=8.67/217" office:value-type="float" office:value="0.0399539170506912" calcext:value-type="float">
            <text:p>0,0399539170506912</text:p>
          </table:table-cell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 table:formula="of:=7.929/217" office:value-type="float" office:value="0.0365391705069124" calcext:value-type="float">
            <text:p>0,0365391705069124</text:p>
          </table:table-cell>
          <table:table-cell table:style-name="ce30" table:formula="of:=8.137/217" office:value-type="float" office:value="0.0374976958525346" calcext:value-type="float">
            <text:p>0,0374976958525346</text:p>
          </table:table-cell>
          <table:table-cell table:style-name="ce30" table:formula="of:=9.8275/217" office:value-type="float" office:value="0.0452880184331797" calcext:value-type="float">
            <text:p>0,0452880184331797</text:p>
          </table:table-cell>
          <table:table-cell office:value-type="float" office:value="217" calcext:value-type="float">
            <text:p>2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 table:formula="of:=139.5226/104" office:value-type="float" office:value="1.34156346153846" calcext:value-type="float">
            <text:p>1,34156346153846</text:p>
          </table:table-cell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 table:formula="of:=81.433/104" office:value-type="float" office:value="0.783009615384615" calcext:value-type="float">
            <text:p>0,783009615384615</text:p>
          </table:table-cell>
          <table:table-cell table:style-name="ce30" table:formula="of:=100.937/104" office:value-type="float" office:value="0.970548076923077" calcext:value-type="float">
            <text:p>0,970548076923077</text:p>
          </table:table-cell>
          <table:table-cell table:style-name="ce30" table:formula="of:=52.8182/104" office:value-type="float" office:value="0.507867307692308" calcext:value-type="float">
            <text:p>0,507867307692308</text:p>
          </table:table-cell>
          <table:table-cell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 table:formula="of:=0.02535/160" office:value-type="float" office:value="0.0001584375" calcext:value-type="float">
            <text:p>0,0001584375</text:p>
          </table:table-cell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 table:formula="of:=0.031075/160" office:value-type="float" office:value="0.00019421875" calcext:value-type="float">
            <text:p>0,00019421875</text:p>
          </table:table-cell>
          <table:table-cell table:style-name="ce30" table:formula="of:=0.0271/160" office:value-type="float" office:value="0.000169375" calcext:value-type="float">
            <text:p>0,000169375</text:p>
          </table:table-cell>
          <table:table-cell table:style-name="ce30" table:formula="of:=0.0264/160" office:value-type="float" office:value="0.000165" calcext:value-type="float">
            <text:p>0,000165</text:p>
          </table:table-cell>
          <table:table-cell office:value-type="float" office:value="160" calcext:value-type="float">
            <text:p>160</text:p>
          </table:table-cell>
          <table:table-cell table:number-columns-repeated="16376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float" office:value="6.61045826541624" calcext:value-type="float">
            <text:p>6,61045826541624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float" office:value="4.63682363345632" calcext:value-type="float">
            <text:p>4,63682363345632</text:p>
          </table:table-cell>
          <table:table-cell table:style-name="ce28" table:formula="of:=AVERAGE([.F34:.F50])" office:value-type="float" office:value="5.06652421039393" calcext:value-type="float">
            <text:p>5,06652421039393</text:p>
          </table:table-cell>
          <table:table-cell table:style-name="ce28" table:formula="of:=AVERAGE([.G34:.G50])" office:value-type="float" office:value="6.39694105035169" calcext:value-type="float">
            <text:p>6,39694105035169</text:p>
          </table:table-cell>
          <table:table-cell table:style-name="ce28"/>
          <table:table-cell table:style-name="ce34" table:number-columns-repeated="16376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percentage" office:value="0.430355618868229" calcext:value-type="percentage">
            <text:p>43,04%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percentage" office:value="0.600430042359389" calcext:value-type="percentage">
            <text:p>60,04%</text:p>
          </table:table-cell>
          <table:table-cell table:style-name="ce31" table:formula="of:=([.B51]-[.F51])/[.B51]" office:value-type="percentage" office:value="0.56340136607197" calcext:value-type="percentage">
            <text:p>56,34%</text:p>
          </table:table-cell>
          <table:table-cell table:style-name="ce31"/>
          <table:table-cell table:style-name="ce12" table:number-columns-repeated="16377"/>
        </table:table-row>
        <table:table-row table:style-name="ro1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neural_experimentsH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2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" calcext:value-type="percentage">
            <text:p>16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72" calcext:value-type="percentage">
            <text:p>17,2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36" calcext:value-type="percentage">
            <text:p>15,3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0995" calcext:value-type="percentage">
            <text:p>9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45" calcext:value-type="percentage">
            <text:p>6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0984" calcext:value-type="percentage">
            <text:p>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319" calcext:value-type="percentage">
            <text:p>13,19%</text:p>
          </table:table-cell>
          <table:table-cell/>
          <table:table-cell office:value-type="string" calcext:value-type="string">
            <text:p>Balance_6</text:p>
          </table:table-cell>
          <table:table-cell table:number-columns-repeated="2" office:value-type="percentage" office:value="0.0323" calcext:value-type="percentage">
            <text:p>3,23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3193" calcext:value-type="percentage">
            <text:p>31,9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462" calcext:value-type="percentage">
            <text:p>1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29" calcext:value-type="percentage">
            <text:p>17,29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493" calcext:value-type="percentage">
            <text:p>14,9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14" calcext:value-type="percentage">
            <text:p>30,14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03" calcext:value-type="percentage">
            <text:p>42,0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09" calcext:value-type="percentage">
            <text:p>13,09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945" calcext:value-type="percentage">
            <text:p>23,95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23493" calcext:value-type="percentage">
            <text:p>23,49%</text:p>
          </table:table-cell>
          <table:table-cell table:style-name="ce21" table:number-columns-repeated="2"/>
          <table:table-cell table:style-name="ce21" table:formula="of:=AVERAGE([.G15:.G24])" office:value-type="percentage" office:value="0.10601" calcext:value-type="percentage">
            <text:p>10,60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08742" calcext:value-type="percentage">
            <text:p>8,7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603" calcext:value-type="percentage">
            <text:p>76,03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481" calcext:value-type="percentage">
            <text:p>4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3</text:p>
          </table:table-cell>
          <table:table-cell table:number-columns-repeated="3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324" calcext:value-type="percentage">
            <text:p>3,2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38" calcext:value-type="percentage">
            <text:p>52,38%</text:p>
          </table:table-cell>
          <table:table-cell table:number-columns-repeated="2"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table:number-columns-repeated="2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959" calcext:value-type="percentage">
            <text:p>9,59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7734" calcext:value-type="percentage">
            <text:p>7,73%</text:p>
          </table:table-cell>
          <table:table-cell table:style-name="ce21" table:number-columns-repeated="2"/>
          <table:table-cell table:style-name="ce21" table:formula="of:=AVERAGE([.G28:.G37])" office:value-type="percentage" office:value="0.54253" calcext:value-type="percentage">
            <text:p>54,25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7619" calcext:value-type="percentage">
            <text:p>47,62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table:number-columns-repeated="2" office:value-type="percentage" office:value="0.2308" calcext:value-type="percentage">
            <text:p>23,08%</text:p>
          </table:table-cell>
          <table:table-cell office:value-type="percentage" office:value="0.1538" calcext:value-type="percentage">
            <text:p>15,3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128" calcext:value-type="percentage">
            <text:p>61,28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487" calcext:value-type="percentage">
            <text:p>14,8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513" calcext:value-type="percentage">
            <text:p>15,1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308" calcext:value-type="percentage">
            <text:p>23,08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546" calcext:value-type="percentage">
            <text:p>35,46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38409" calcext:value-type="percentage">
            <text:p>38,41%</text:p>
          </table:table-cell>
          <table:table-cell table:style-name="ce21" table:number-columns-repeated="2"/>
          <table:table-cell table:style-name="ce21" table:formula="of:=AVERAGE([.G41:.G50])" office:value-type="percentage" office:value="0.16864" calcext:value-type="percentage">
            <text:p>16,86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235" calcext:value-type="percentage">
            <text:p>18,2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421" calcext:value-type="percentage">
            <text:p>4,21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table:number-columns-repeated="3"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364" calcext:value-type="percentage">
            <text:p>4,36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6075" calcext:value-type="percentage">
            <text:p>6,08%</text:p>
          </table:table-cell>
          <table:table-cell table:style-name="ce21" table:number-columns-repeated="2"/>
          <table:table-cell table:style-name="ce21" table:formula="of:=AVERAGE([.G54:.G63])" office:value-type="percentage" office:value="0.10277" calcext:value-type="percentage">
            <text:p>10,2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857" calcext:value-type="percentage">
            <text:p>8,5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31" calcext:value-type="percentage">
            <text:p>29,3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57" calcext:value-type="percentage">
            <text:p>2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169" calcext:value-type="percentage">
            <text:p>21,69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205" calcext:value-type="percentage">
            <text:p>12,05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807" calcext:value-type="percentage">
            <text:p>18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651" calcext:value-type="percentage">
            <text:p>16,51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8</text:p>
          </table:table-cell>
          <table:table-cell table:number-columns-repeated="2" office:value-type="percentage" office:value="0.1325" calcext:value-type="percentage">
            <text:p>13,25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11" calcext:value-type="percentage">
            <text:p>18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29451" calcext:value-type="percentage">
            <text:p>29,45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4068" calcext:value-type="percentage">
            <text:p>34,07%</text:p>
          </table:table-cell>
          <table:table-cell table:style-name="ce21" table:number-columns-repeated="2"/>
          <table:table-cell table:style-name="ce21" table:formula="of:=AVERAGE([.G67:.G76])" office:value-type="percentage" office:value="0.16514" calcext:value-type="percentage">
            <text:p>16,51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8003" calcext:value-type="percentage">
            <text:p>18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2596" calcext:value-type="percentage">
            <text:p>25,96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" calcext:value-type="percentage">
            <text:p>10,00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965" calcext:value-type="percentage">
            <text:p>19,65%</text:p>
          </table:table-cell>
          <table:table-cell table:number-columns-repeated="2" office:value-type="percentage" office:value="0.2614" calcext:value-type="percentage">
            <text:p>26,1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982" calcext:value-type="percentage">
            <text:p>19,82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2105" calcext:value-type="percentage">
            <text:p>21,05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4342" calcext:value-type="percentage">
            <text:p>43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421" calcext:value-type="percentage">
            <text:p>34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018" calcext:value-type="percentage">
            <text:p>10,18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4508" calcext:value-type="percentage">
            <text:p>14,51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8192" calcext:value-type="percentage">
            <text:p>18,19%</text:p>
          </table:table-cell>
          <table:table-cell table:style-name="ce21" table:number-columns-repeated="2"/>
          <table:table-cell table:style-name="ce21" table:formula="of:=AVERAGE([.G80:.G89])" office:value-type="percentage" office:value="0.27442" calcext:value-type="percentage">
            <text:p>27,44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46" calcext:value-type="percentage">
            <text:p>29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51" calcext:value-type="percentage">
            <text:p>30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72" calcext:value-type="percentage">
            <text:p>5,17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5186" calcext:value-type="percentage">
            <text:p>5,19%</text:p>
          </table:table-cell>
          <table:table-cell table:style-name="ce21" table:number-columns-repeated="2"/>
          <table:table-cell table:style-name="ce21" table:formula="of:=AVERAGE([.G93:.G102])" office:value-type="percentage" office:value="0.32579" calcext:value-type="percentage">
            <text:p>32,5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29154" calcext:value-type="percentage">
            <text:p>29,15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4927" calcext:value-type="percentage">
            <text:p>49,2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163" calcext:value-type="percentage">
            <text:p>41,6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4258" calcext:value-type="percentage">
            <text:p>42,58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453" calcext:value-type="percentage">
            <text:p>44,5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295" calcext:value-type="percentage">
            <text:p>42,9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357" calcext:value-type="percentage">
            <text:p>43,5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75" calcext:value-type="percentage">
            <text:p>4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75" calcext:value-type="percentage">
            <text:p>3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393" calcext:value-type="percentage">
            <text:p>4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8" calcext:value-type="percentage">
            <text:p>40,58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633" calcext:value-type="percentage">
            <text:p>18,63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25" calcext:value-type="percentage">
            <text:p>12,50%</text:p>
          </table:table-cell>
          <table:table-cell table:style-name="ce19" table:number-columns-repeated="2"/>
          <table:table-cell table:style-name="ce19" table:formula="of:=AVERAGE([.G106:.G115])" office:value-type="percentage" office:value="0.44532" calcext:value-type="percentage">
            <text:p>44,5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404" calcext:value-type="percentage">
            <text:p>43,40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7978" calcext:value-type="percentage">
            <text:p>79,78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97" calcext:value-type="percentage">
            <text:p>9,7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012" calcext:value-type="percentage">
            <text:p>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9" calcext:value-type="percentage">
            <text:p>3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03" calcext:value-type="percentage">
            <text:p>0,3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5" calcext:value-type="percentage">
            <text:p>12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89" calcext:value-type="percentage">
            <text:p>32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089" calcext:value-type="percentage">
            <text:p>60,89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211" calcext:value-type="percentage">
            <text:p>32,11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48646" calcext:value-type="percentage">
            <text:p>48,65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53833" calcext:value-type="percentage">
            <text:p>53,83%</text:p>
          </table:table-cell>
          <table:table-cell table:style-name="ce19" table:number-columns-repeated="2"/>
          <table:table-cell table:style-name="ce19" table:formula="of:=AVERAGE([.G119:.G128])" office:value-type="percentage" office:value="0.04095" calcext:value-type="percentage">
            <text:p>4,1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19" calcext:value-type="percentage">
            <text:p>4,52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1157" calcext:value-type="percentage">
            <text:p>11,57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7" calcext:value-type="percentage">
            <text:p>7,00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322" calcext:value-type="percentage">
            <text:p>13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/>
          <table:table-cell office:value-type="string" calcext:value-type="string">
            <text:p>z_f_s_5</text:p>
          </table:table-cell>
          <table:table-cell table:number-columns-repeated="2" office:value-type="percentage" office:value="0.0011" calcext:value-type="percentage">
            <text:p>0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59" calcext:value-type="percentage">
            <text:p>0,59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8095" calcext:value-type="percentage">
            <text:p>8,09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4451" calcext:value-type="percentage">
            <text:p>4,45%</text:p>
          </table:table-cell>
          <table:table-cell table:style-name="ce19" table:number-columns-repeated="2"/>
          <table:table-cell table:style-name="ce19" table:formula="of:=AVERAGE([.G132:.G141])" office:value-type="percentage" office:value="0.06979" calcext:value-type="percentage">
            <text:p>6,98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6344" calcext:value-type="percentage">
            <text:p>6,34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" calcext:value-type="percentage">
            <text:p>4,0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27" calcext:value-type="percentage">
            <text:p>2,27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53" calcext:value-type="percentage">
            <text:p>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10533" calcext:value-type="percentage">
            <text:p>10,5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10967" calcext:value-type="percentage">
            <text:p>10,97%</text:p>
          </table:table-cell>
          <table:table-cell table:style-name="ce19" table:number-columns-repeated="2"/>
          <table:table-cell table:style-name="ce19" table:formula="of:=AVERAGE([.G145:.G154])" office:value-type="percentage" office:value="0.05061" calcext:value-type="percentage">
            <text:p>5,06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405888888888889" calcext:value-type="percentage">
            <text:p>4,06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839" calcext:value-type="percentage">
            <text:p>5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table:number-columns-repeated="2" office:value-type="percentage" office:value="0.4483" calcext:value-type="percentage">
            <text:p>44,8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2782" calcext:value-type="percentage">
            <text:p>27,82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264" calcext:value-type="percentage">
            <text:p>52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164" calcext:value-type="percentage">
            <text:p>31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759" calcext:value-type="percentage">
            <text:p>4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4644" calcext:value-type="percentage">
            <text:p>44,64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8992" calcext:value-type="percentage">
            <text:p>48,99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" calcext:value-type="percentage">
            <text:p>35,00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71" calcext:value-type="percentage">
            <text:p>37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1595" calcext:value-type="percentage">
            <text:p>15,95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027" calcext:value-type="percentage">
            <text:p>40,27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3549" calcext:value-type="percentage">
            <text:p>23,55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17857" calcext:value-type="percentage">
            <text:p>17,86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7742" calcext:value-type="percentage">
            <text:p>27,74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185" calcext:value-type="percentage">
            <text:p>29,19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153" calcext:value-type="percentage">
            <text:p>51,53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688" calcext:value-type="percentage">
            <text:p>1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1732" calcext:value-type="percentage">
            <text:p>17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387" calcext:value-type="percentage">
            <text:p>3,8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799" calcext:value-type="percentage">
            <text:p>47,99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554" calcext:value-type="percentage">
            <text:p>25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2573" calcext:value-type="percentage">
            <text:p>25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string" calcext:value-type="string">
            <text:p>x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string" calcext:value-type="string">
            <text:p>x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string" calcext:value-type="string">
            <text:p>x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1558" calcext:value-type="percentage">
            <text:p>15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8</text:p>
          </table:table-cell>
          <table:table-cell office:value-type="string" calcext:value-type="string">
            <text:p>x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303" calcext:value-type="percentage">
            <text:p>30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18" calcext:value-type="percentage">
            <text:p>51,80%</text:p>
          </table:table-cell>
          <table:table-cell/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 table:style-name="ce19" table:number-columns-repeated="2"/>
          <table:table-cell table:style-name="ce19" table:formula="of:=AVERAGE([.G183:.G192])" office:value-type="percentage" office:value="0.4375" calcext:value-type="percentage">
            <text:p>43,75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24347" calcext:value-type="percentage">
            <text:p>24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121" calcext:value-type="percentage">
            <text:p>2,12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3367" calcext:value-type="percentage">
            <text:p>3,37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2"/>
          <table:table-cell office:value-type="string" calcext:value-type="string">
            <text:p>H=5</text:p>
          </table:table-cell>
          <table:table-cell office:value-type="string" calcext:value-type="string">
            <text:p>H=10</text:p>
          </table:table-cell>
          <table:table-cell table:style-name="ce22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experimentsH_averages" table:style-name="ta1">
        <table:table-column table:style-name="co7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29" office:value-type="string" calcext:value-type="string" table:number-columns-spanned="2" table:number-rows-spanned="1">
            <text:p>CLASSIFICATION DATASETS</text:p>
          </table:table-cell>
          <table:covered-table-cell table:style-name="ce29"/>
          <table:table-cell table:style-name="ce29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H=5</text:p>
          </table:table-cell>
          <table:table-cell table:style-name="ce12" office:value-type="string" calcext:value-type="string">
            <text:p>H=10</text:p>
          </table:table-cell>
          <table:table-cell table:style-name="ce12" office:value-type="string" calcext:value-type="string">
            <text:p>H=15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72" calcext:value-type="percentage">
            <text:p>17,2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95" calcext:value-type="percentage">
            <text:p>23,95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2349" calcext:value-type="percentage">
            <text:p>23,4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6" calcext:value-type="percentage">
            <text:p>10,60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874" calcext:value-type="percentage">
            <text:p>8,7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464" calcext:value-type="percentage">
            <text:p>44,64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899" calcext:value-type="percentage">
            <text:p>48,9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959" calcext:value-type="percentage">
            <text:p>9,59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773" calcext:value-type="percentage">
            <text:p>7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5425" calcext:value-type="percentage">
            <text:p>54,25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762" calcext:value-type="percentage">
            <text:p>47,6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546" calcext:value-type="percentage">
            <text:p>35,46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3841" calcext:value-type="percentage">
            <text:p>38,4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1686" calcext:value-type="percentage">
            <text:p>16,86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24" calcext:value-type="percentage">
            <text:p>18,2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36" calcext:value-type="percentage">
            <text:p>4,36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607" calcext:value-type="percentage">
            <text:p>6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28" calcext:value-type="percentage">
            <text:p>10,2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857" calcext:value-type="percentage">
            <text:p>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2945" calcext:value-type="percentage">
            <text:p>29,45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407" calcext:value-type="percentage">
            <text:p>34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355" calcext:value-type="percentage">
            <text:p>23,55%</text:p>
          </table:table-cell>
          <table:table-cell table:number-columns-repeated="2" table:style-name="ce18" office:value-type="percentage" office:value="0.1786" calcext:value-type="percentage">
            <text:p>17,8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51" calcext:value-type="percentage">
            <text:p>16,51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8" calcext:value-type="percentage">
            <text:p>18,0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451" calcext:value-type="percentage">
            <text:p>14,51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819" calcext:value-type="percentage">
            <text:p>18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2744" calcext:value-type="percentage">
            <text:p>27,44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46" calcext:value-type="percentage">
            <text:p>29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7" calcext:value-type="percentage">
            <text:p>5,17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19" calcext:value-type="percentage">
            <text:p>5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774" calcext:value-type="percentage">
            <text:p>27,74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19" calcext:value-type="percentage">
            <text:p>29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3258" calcext:value-type="percentage">
            <text:p>32,5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2915" calcext:value-type="percentage">
            <text:p>29,1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4375" calcext:value-type="percentage">
            <text:p>43,75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435" calcext:value-type="percentage">
            <text:p>24,3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63" calcext:value-type="percentage">
            <text:p>18,63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25" calcext:value-type="percentage">
            <text:p>12,5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453" calcext:value-type="percentage">
            <text:p>44,5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4" calcext:value-type="percentage">
            <text:p>43,4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4865" calcext:value-type="percentage">
            <text:p>48,65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5383" calcext:value-type="percentage">
            <text:p>53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41" calcext:value-type="percentage">
            <text:p>4,1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2" calcext:value-type="percentage">
            <text:p>4,5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809" calcext:value-type="percentage">
            <text:p>8,09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445" calcext:value-type="percentage">
            <text:p>4,4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698" calcext:value-type="percentage">
            <text:p>6,9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634" calcext:value-type="percentage">
            <text:p>6,3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506" calcext:value-type="percentage">
            <text:p>5,0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406" calcext:value-type="percentage">
            <text:p>4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12" calcext:value-type="percentage">
            <text:p>2,12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337" calcext:value-type="percentage">
            <text:p>3,3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1053" calcext:value-type="percentage">
            <text:p>10,5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1097" calcext:value-type="percentage">
            <text:p>10,97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2635714285714" calcext:value-type="percentage">
            <text:p>21,26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985714285714" calcext:value-type="percentage">
            <text:p>20,50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6801062892172" calcext:value-type="percentage">
            <text:p>21,68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4978229126929" calcext:value-type="percentage">
            <text:p>24,50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104852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gens_experiment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2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3"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999" calcext:value-type="percentage">
            <text:p>17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5" calcext:value-type="percentage">
            <text:p>15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647" calcext:value-type="percentage">
            <text:p>26,4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899" calcext:value-type="percentage">
            <text:p>28,9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817" calcext:value-type="percentage">
            <text:p>8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585" calcext:value-type="percentage">
            <text:p>15,85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328" calcext:value-type="percentage">
            <text:p>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55" calcext:value-type="percentage">
            <text:p>11,55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82" calcext:value-type="percentage">
            <text:p>10,82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305" calcext:value-type="percentage">
            <text:p>23,31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17472" calcext:value-type="percentage">
            <text:p>17,47%</text:p>
          </table:table-cell>
          <table:table-cell table:style-name="ce21" table:number-columns-repeated="2"/>
          <table:table-cell table:style-name="ce21" table:formula="of:=AVERAGE([.G15:.G24])" office:value-type="percentage" office:value="0.1077" calcext:value-type="percentage">
            <text:p>10,77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10334" calcext:value-type="percentage">
            <text:p>10,3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0276" calcext:value-type="percentage">
            <text:p>2,76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061" calcext:value-type="percentage">
            <text:p>6,10%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14" calcext:value-type="percentage">
            <text:p>11,1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476" calcext:value-type="percentage">
            <text:p>64,76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8058" calcext:value-type="percentage">
            <text:p>8,06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8545" calcext:value-type="percentage">
            <text:p>8,55%</text:p>
          </table:table-cell>
          <table:table-cell table:style-name="ce21" table:number-columns-repeated="2"/>
          <table:table-cell table:style-name="ce21" table:formula="of:=AVERAGE([.G28:.G37])" office:value-type="percentage" office:value="0.49602" calcext:value-type="percentage">
            <text:p>49,60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6826" calcext:value-type="percentage">
            <text:p>46,8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026" calcext:value-type="percentage">
            <text:p>40,26%</text:p>
          </table:table-cell>
          <table:table-cell table:number-columns-repeated="2"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85" calcext:value-type="percentage">
            <text:p>23,8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469" calcext:value-type="percentage">
            <text:p>1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923" calcext:value-type="percentage">
            <text:p>69,23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309" calcext:value-type="percentage">
            <text:p>33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58" calcext:value-type="percentage">
            <text:p>2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3051" calcext:value-type="percentage">
            <text:p>30,51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5462" calcext:value-type="percentage">
            <text:p>5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4822" calcext:value-type="percentage">
            <text:p>34,82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41667" calcext:value-type="percentage">
            <text:p>41,67%</text:p>
          </table:table-cell>
          <table:table-cell table:style-name="ce21" table:number-columns-repeated="2"/>
          <table:table-cell table:style-name="ce21" table:formula="of:=AVERAGE([.G41:.G50])" office:value-type="percentage" office:value="0.21097" calcext:value-type="percentage">
            <text:p>21,10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455" calcext:value-type="percentage">
            <text:p>18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2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97" calcext:value-type="percentage">
            <text:p>7,97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43" calcext:value-type="percentage">
            <text:p>11,43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581" calcext:value-type="percentage">
            <text:p>5,81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712" calcext:value-type="percentage">
            <text:p>4,71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4277" calcext:value-type="percentage">
            <text:p>4,28%</text:p>
          </table:table-cell>
          <table:table-cell table:style-name="ce21" table:number-columns-repeated="2"/>
          <table:table-cell table:style-name="ce21" table:formula="of:=AVERAGE([.G54:.G63])" office:value-type="percentage" office:value="0.10581" calcext:value-type="percentage">
            <text:p>10,5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9428" calcext:value-type="percentage">
            <text:p>9,4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657" calcext:value-type="percentage">
            <text:p>26,5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928" calcext:value-type="percentage">
            <text:p>19,28%</text:p>
          </table:table-cell>
          <table:table-cell table:number-columns-repeated="2"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45" calcext:value-type="percentage">
            <text:p>32,45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1655" calcext:value-type="percentage">
            <text:p>16,55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table:number-columns-repeated="2" office:value-type="percentage" office:value="0.3225" calcext:value-type="percentage">
            <text:p>32,25%</text:p>
          </table:table-cell>
          <table:table-cell office:value-type="percentage" office:value="0.2922" calcext:value-type="percentage">
            <text:p>29,22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289" calcext:value-type="percentage">
            <text:p>2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539" calcext:value-type="percentage">
            <text:p>25,39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30607" calcext:value-type="percentage">
            <text:p>30,61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1626" calcext:value-type="percentage">
            <text:p>31,63%</text:p>
          </table:table-cell>
          <table:table-cell table:style-name="ce21" table:number-columns-repeated="2"/>
          <table:table-cell table:style-name="ce21" table:formula="of:=AVERAGE([.G67:.G76])" office:value-type="percentage" office:value="0.16985" calcext:value-type="percentage">
            <text:p>16,99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7788" calcext:value-type="percentage">
            <text:p>17,79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2"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3557" calcext:value-type="percentage">
            <text:p>35,5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89" calcext:value-type="percentage">
            <text:p>3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3123" calcext:value-type="percentage">
            <text:p>31,23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684" calcext:value-type="percentage">
            <text:p>36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526" calcext:value-type="percentage">
            <text:p>5,26%</text:p>
          </table:table-cell>
          <table:table-cell table:number-columns-repeated="2" office:value-type="percentage" office:value="0.1035" calcext:value-type="percentage">
            <text:p>10,35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54" calcext:value-type="percentage">
            <text:p>2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667" calcext:value-type="percentage">
            <text:p>16,67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28" calcext:value-type="percentage">
            <text:p>12,28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509" calcext:value-type="percentage">
            <text:p>5,0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816" calcext:value-type="percentage">
            <text:p>3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298" calcext:value-type="percentage">
            <text:p>42,9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961" calcext:value-type="percentage">
            <text:p>39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342" calcext:value-type="percentage">
            <text:p>13,42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3772" calcext:value-type="percentage">
            <text:p>13,77%</text:p>
          </table:table-cell>
          <table:table-cell table:style-name="ce21" table:number-columns-repeated="2"/>
          <table:table-cell table:style-name="ce21" table:formula="of:=AVERAGE([.G80:.G89])" office:value-type="percentage" office:value="0.31387" calcext:value-type="percentage">
            <text:p>31,39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772" calcext:value-type="percentage">
            <text:p>29,7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</text:p>
          </table:table-cell>
          <table:table-cell table:number-columns-repeated="2" office:value-type="percentage" office:value="0.2391" calcext:value-type="percentage">
            <text:p>23,9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493" calcext:value-type="percentage">
            <text:p>44,93%</text:p>
          </table:table-cell>
          <table:table-cell table:number-columns-repeated="2"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594" calcext:value-type="percentage">
            <text:p>2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table:number-columns-repeated="3"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601" calcext:value-type="percentage">
            <text:p>26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36" calcext:value-type="percentage">
            <text:p>5,14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4433" calcext:value-type="percentage">
            <text:p>4,43%</text:p>
          </table:table-cell>
          <table:table-cell table:style-name="ce21" table:number-columns-repeated="2"/>
          <table:table-cell table:style-name="ce21" table:formula="of:=AVERAGE([.G93:.G102])" office:value-type="percentage" office:value="0.29383" calcext:value-type="percentage">
            <text:p>29,3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31057" calcext:value-type="percentage">
            <text:p>31,06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393" calcext:value-type="percentage">
            <text:p>5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25" calcext:value-type="percentage">
            <text:p>42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59" calcext:value-type="percentage">
            <text:p>35,9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97" calcext:value-type="percentage">
            <text:p>45,9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397" calcext:value-type="percentage">
            <text:p>39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43" calcext:value-type="percentage">
            <text:p>45,43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41" calcext:value-type="percentage">
            <text:p>44,1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47" calcext:value-type="percentage">
            <text:p>44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3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52" calcext:value-type="percentage">
            <text:p>46,52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325" calcext:value-type="percentage">
            <text:p>43,2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3973" calcext:value-type="percentage">
            <text:p>39,73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6" calcext:value-type="percentage">
            <text:p>46,0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05" calcext:value-type="percentage">
            <text:p>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" calcext:value-type="percentage">
            <text:p>18,00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7556" calcext:value-type="percentage">
            <text:p>17,56%</text:p>
          </table:table-cell>
          <table:table-cell table:style-name="ce19" table:number-columns-repeated="2"/>
          <table:table-cell table:style-name="ce19" table:formula="of:=AVERAGE([.G106:.G115])" office:value-type="percentage" office:value="0.43933" calcext:value-type="percentage">
            <text:p>43,9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108" calcext:value-type="percentage">
            <text:p>43,11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3" calcext:value-type="percentage">
            <text:p>14,23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893" calcext:value-type="percentage">
            <text:p>8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1" calcext:value-type="percentage">
            <text:p>3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667" calcext:value-type="percentage">
            <text:p>66,67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8" calcext:value-type="percentage">
            <text:p>12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11" calcext:value-type="percentage">
            <text:p>29,11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405" calcext:value-type="percentage">
            <text:p>4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50401" calcext:value-type="percentage">
            <text:p>50,40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488" calcext:value-type="percentage">
            <text:p>48,80%</text:p>
          </table:table-cell>
          <table:table-cell table:style-name="ce19" table:number-columns-repeated="2"/>
          <table:table-cell table:style-name="ce19" table:formula="of:=AVERAGE([.G119:.G128])" office:value-type="percentage" office:value="0.06901" calcext:value-type="percentage">
            <text:p>6,9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07" calcext:value-type="percentage">
            <text:p>4,5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45" calcext:value-type="percentage">
            <text:p>17,4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989" calcext:value-type="percentage">
            <text:p>1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392" calcext:value-type="percentage">
            <text:p>13,92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25" calcext:value-type="percentage">
            <text:p>17,2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78" calcext:value-type="percentage">
            <text:p>0,78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627" calcext:value-type="percentage">
            <text:p>6,27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45" calcext:value-type="percentage">
            <text:p>7,4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9079" calcext:value-type="percentage">
            <text:p>9,08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6822" calcext:value-type="percentage">
            <text:p>6,82%</text:p>
          </table:table-cell>
          <table:table-cell table:style-name="ce19" table:number-columns-repeated="2"/>
          <table:table-cell table:style-name="ce19" table:formula="of:=AVERAGE([.G132:.G141])" office:value-type="percentage" office:value="0.09134" calcext:value-type="percentage">
            <text:p>9,13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9712" calcext:value-type="percentage">
            <text:p>9,7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06733" calcext:value-type="percentage">
            <text:p>6,7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071" calcext:value-type="percentage">
            <text:p>7,10%</text:p>
          </table:table-cell>
          <table:table-cell table:style-name="ce19" table:number-columns-repeated="2"/>
          <table:table-cell table:style-name="ce19" table:formula="of:=AVERAGE([.G145:.G154])" office:value-type="percentage" office:value="0.06965" calcext:value-type="percentage">
            <text:p>6,97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5713" calcext:value-type="percentage">
            <text:p>5,71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494" calcext:value-type="percentage">
            <text:p>4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5126" calcext:value-type="percentage">
            <text:p>51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172" calcext:value-type="percentage">
            <text:p>61,72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954" calcext:value-type="percentage">
            <text:p>49,54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4241" calcext:value-type="percentage">
            <text:p>42,41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9989" calcext:value-type="percentage">
            <text:p>49,99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7551" calcext:value-type="percentage">
            <text:p>47,55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833" calcext:value-type="percentage">
            <text:p>28,33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4405" calcext:value-type="percentage">
            <text:p>24,40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28572" calcext:value-type="percentage">
            <text:p>28,57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9468" calcext:value-type="percentage">
            <text:p>29,47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726" calcext:value-type="percentage">
            <text:p>29,73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939" calcext:value-type="percentage">
            <text:p>39,39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" calcext:value-type="percentage">
            <text:p>2,2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1472" calcext:value-type="percentage">
            <text:p>14,7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3457" calcext:value-type="percentage">
            <text:p>34,57%</text:p>
          </table:table-cell>
          <table:table-cell office:value-type="percentage" office:value="0.2381" calcext:value-type="percentage">
            <text:p>23,8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251" calcext:value-type="percentage">
            <text:p>22,5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818" calcext:value-type="percentage">
            <text:p>18,1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245" calcext:value-type="percentage">
            <text:p>42,45%</text:p>
          </table:table-cell>
          <table:table-cell office:value-type="percentage" office:value="0.2121" calcext:value-type="percentage">
            <text:p>21,2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47" calcext:value-type="percentage">
            <text:p>3,47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4784" calcext:value-type="percentage">
            <text:p>47,84%</text:p>
          </table:table-cell>
          <table:table-cell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73" calcext:value-type="percentage">
            <text:p>3,73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03" calcext:value-type="percentage">
            <text:p>30,30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3931" calcext:value-type="percentage">
            <text:p>39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6" calcext:value-type="percentage">
            <text:p>2,60%</text:p>
          </table:table-cell>
          <table:table-cell table:style-name="ce19" table:number-columns-repeated="2"/>
          <table:table-cell table:style-name="ce19" table:formula="of:=AVERAGE([.G183:.G192])" office:value-type="percentage" office:value="0.35308" calcext:value-type="percentage">
            <text:p>35,31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373466666666667" calcext:value-type="percentage">
            <text:p>37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687" calcext:value-type="percentage">
            <text:p>2,69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1707" calcext:value-type="percentage">
            <text:p>1,71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2"/>
          <table:table-cell office:value-type="string" calcext:value-type="string">
            <text:p>GEN100</text:p>
          </table:table-cell>
          <table:table-cell office:value-type="string" calcext:value-type="string">
            <text:p>GENS200</text:p>
          </table:table-cell>
          <table:table-cell table:style-name="ce22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gens_average" table:style-name="ta1">
        <table:table-column table:style-name="co7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29" office:value-type="string" calcext:value-type="string" table:number-columns-spanned="2" table:number-rows-spanned="1">
            <text:p>CLASSIFICATION DATASETS</text:p>
          </table:table-cell>
          <table:covered-table-cell table:style-name="ce29"/>
          <table:table-cell table:style-name="ce29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GENS100</text:p>
          </table:table-cell>
          <table:table-cell table:style-name="ce12" office:value-type="string" calcext:value-type="string">
            <text:p>GENS200</text:p>
          </table:table-cell>
          <table:table-cell table:style-name="ce12" office:value-type="string" calcext:value-type="string">
            <text:p>GENS400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number-columns-repeated="2" table:style-name="ce18" office:value-type="percentage" office:value="0.17" calcext:value-type="percentage">
            <text:p>17,00%</text:p>
          </table:table-cell>
          <table:table-cell table:style-name="ce18" office:value-type="percentage" office:value="0.15" calcext:value-type="percentage">
            <text:p>15,0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31" calcext:value-type="percentage">
            <text:p>23,31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1747" calcext:value-type="percentage">
            <text:p>17,4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77" calcext:value-type="percentage">
            <text:p>10,77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999" calcext:value-type="percentage">
            <text:p>49,99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755" calcext:value-type="percentage">
            <text:p>47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806" calcext:value-type="percentage">
            <text:p>8,06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855" calcext:value-type="percentage">
            <text:p>8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496" calcext:value-type="percentage">
            <text:p>49,60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683" calcext:value-type="percentage">
            <text:p>46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482" calcext:value-type="percentage">
            <text:p>34,82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4167" calcext:value-type="percentage">
            <text:p>41,6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211" calcext:value-type="percentage">
            <text:p>21,10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46" calcext:value-type="percentage">
            <text:p>18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71" calcext:value-type="percentage">
            <text:p>4,71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428" calcext:value-type="percentage">
            <text:p>4,2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58" calcext:value-type="percentage">
            <text:p>10,5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943" calcext:value-type="percentage">
            <text:p>9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3061" calcext:value-type="percentage">
            <text:p>30,61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163" calcext:value-type="percentage">
            <text:p>31,6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441" calcext:value-type="percentage">
            <text:p>24,41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2857" calcext:value-type="percentage">
            <text:p>2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99" calcext:value-type="percentage">
            <text:p>16,99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779" calcext:value-type="percentage">
            <text:p>17,7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342" calcext:value-type="percentage">
            <text:p>13,4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377" calcext:value-type="percentage">
            <text:p>13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3139" calcext:value-type="percentage">
            <text:p>31,39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77" calcext:value-type="percentage">
            <text:p>29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4" calcext:value-type="percentage">
            <text:p>5,14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443" calcext:value-type="percentage">
            <text:p>4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947" calcext:value-type="percentage">
            <text:p>29,47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73" calcext:value-type="percentage">
            <text:p>29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2938" calcext:value-type="percentage">
            <text:p>29,3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3106" calcext:value-type="percentage">
            <text:p>31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3531" calcext:value-type="percentage">
            <text:p>35,31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068" calcext:value-type="percentage">
            <text:p>20,6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" calcext:value-type="percentage">
            <text:p>18,00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756" calcext:value-type="percentage">
            <text:p>17,5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393" calcext:value-type="percentage">
            <text:p>43,9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11" calcext:value-type="percentage">
            <text:p>43,1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504" calcext:value-type="percentage">
            <text:p>50,40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488" calcext:value-type="percentage">
            <text:p>48,8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69" calcext:value-type="percentage">
            <text:p>6,9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1" calcext:value-type="percentage">
            <text:p>4,5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908" calcext:value-type="percentage">
            <text:p>9,08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682" calcext:value-type="percentage">
            <text:p>6,8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913" calcext:value-type="percentage">
            <text:p>9,13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971" calcext:value-type="percentage">
            <text:p>9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697" calcext:value-type="percentage">
            <text:p>6,97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571" calcext:value-type="percentage">
            <text:p>5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69" calcext:value-type="percentage">
            <text:p>2,69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171" calcext:value-type="percentage">
            <text:p>1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73" calcext:value-type="percentage">
            <text:p>6,7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071" calcext:value-type="percentage">
            <text:p>7,10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4246428571429" calcext:value-type="percentage">
            <text:p>21,42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296428571429" calcext:value-type="percentage">
            <text:p>20,43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0868335547692" calcext:value-type="percentage">
            <text:p>21,09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7517068101397" calcext:value-type="percentage">
            <text:p>24,75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104852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time_test" table:style-name="ta1">
        <table:table-column table:style-name="co8" table:default-cell-style-name="ce14"/>
        <table:table-column table:style-name="co3" table:number-columns-repeated="16383" table:default-cell-style-name="Default"/>
        <table:table-row table:style-name="ro5">
          <table:table-cell table:style-name="ce41" office:value-type="string" calcext:value-type="string">
            <text:p>(ONE FOLD)</text:p>
          </table:table-cell>
          <table:table-cell table:style-name="ce41" office:value-type="string" calcext:value-type="string">
            <text:p>GENS100</text:p>
          </table:table-cell>
          <table:table-cell table:style-name="ce41" office:value-type="string" calcext:value-type="string">
            <text:p>GENS200</text:p>
          </table:table-cell>
          <table:table-cell table:style-name="ce41" office:value-type="string" calcext:value-type="string">
            <text:p>GENS400</text:p>
          </table:table-cell>
          <table:table-cell table:style-name="ce41" table:number-columns-repeated="16380"/>
        </table:table-row>
        <table:table-row table:style-name="ro6">
          <table:table-cell table:style-name="ce13" office:value-type="string" calcext:value-type="string">
            <text:p>Appendicitis</text:p>
          </table:table-cell>
          <table:table-cell office:value-type="float" office:value="77.82" calcext:value-type="float">
            <text:p>77,82</text:p>
          </table:table-cell>
          <table:table-cell office:value-type="float" office:value="144.311" calcext:value-type="float">
            <text:p>144,311</text:p>
          </table:table-cell>
          <table:table-cell office:value-type="float" office:value="294.92" calcext:value-type="float">
            <text:p>294,9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Australian</text:p>
          </table:table-cell>
          <table:table-cell office:value-type="float" office:value="933.076" calcext:value-type="float">
            <text:p>933,076</text:p>
          </table:table-cell>
          <table:table-cell office:value-type="float" office:value="1805.491" calcext:value-type="float">
            <text:p>1805,491</text:p>
          </table:table-cell>
          <table:table-cell office:value-type="float" office:value="3493.91" calcext:value-type="float">
            <text:p>3493,91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Balance</text:p>
          </table:table-cell>
          <table:table-cell office:value-type="float" office:value="259.3" calcext:value-type="float">
            <text:p>259,3</text:p>
          </table:table-cell>
          <table:table-cell office:value-type="float" office:value="733.194" calcext:value-type="float">
            <text:p>733,194</text:p>
          </table:table-cell>
          <table:table-cell office:value-type="float" office:value="1458.205" calcext:value-type="float">
            <text:p>1458,205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Cleveland</text:p>
          </table:table-cell>
          <table:table-cell office:value-type="float" office:value="230.911" calcext:value-type="float">
            <text:p>230,911</text:p>
          </table:table-cell>
          <table:table-cell office:value-type="float" office:value="448.416" calcext:value-type="float">
            <text:p>448,416</text:p>
          </table:table-cell>
          <table:table-cell office:value-type="float" office:value="1013.388" calcext:value-type="float">
            <text:p>1013,38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Dermatology</text:p>
          </table:table-cell>
          <table:table-cell office:value-type="float" office:value="369.747" calcext:value-type="float">
            <text:p>369,747</text:p>
          </table:table-cell>
          <table:table-cell office:value-type="float" office:value="674.231" calcext:value-type="float">
            <text:p>674,231</text:p>
          </table:table-cell>
          <table:table-cell office:value-type="float" office:value="1263.442" calcext:value-type="float">
            <text:p>1263,44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Glass</text:p>
          </table:table-cell>
          <table:table-cell office:value-type="float" office:value="157.704" calcext:value-type="float">
            <text:p>157,704</text:p>
          </table:table-cell>
          <table:table-cell office:value-type="float" office:value="299.221" calcext:value-type="float">
            <text:p>299,221</text:p>
          </table:table-cell>
          <table:table-cell office:value-type="float" office:value="556.69" calcext:value-type="float">
            <text:p>556,69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ayes-roth</text:p>
          </table:table-cell>
          <table:table-cell office:value-type="float" office:value="91.876" calcext:value-type="float">
            <text:p>91,876</text:p>
          </table:table-cell>
          <table:table-cell office:value-type="float" office:value="170.952" calcext:value-type="float">
            <text:p>170,952</text:p>
          </table:table-cell>
          <table:table-cell office:value-type="float" office:value="335.072" calcext:value-type="float">
            <text:p>335,07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eart</text:p>
          </table:table-cell>
          <table:table-cell office:value-type="float" office:value="229.28" calcext:value-type="float">
            <text:p>229,28</text:p>
          </table:table-cell>
          <table:table-cell office:value-type="float" office:value="468.793" calcext:value-type="float">
            <text:p>468,793</text:p>
          </table:table-cell>
          <table:table-cell office:value-type="float" office:value="753.716" calcext:value-type="float">
            <text:p>753,716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ousevotes</text:p>
          </table:table-cell>
          <table:table-cell office:value-type="float" office:value="172.064" calcext:value-type="float">
            <text:p>172,064</text:p>
          </table:table-cell>
          <table:table-cell office:value-type="float" office:value="321.42" calcext:value-type="float">
            <text:p>321,42</text:p>
          </table:table-cell>
          <table:table-cell office:value-type="float" office:value="634.197" calcext:value-type="float">
            <text:p>634,197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onosphere</text:p>
          </table:table-cell>
          <table:table-cell office:value-type="float" office:value="337.286" calcext:value-type="float">
            <text:p>337,286</text:p>
          </table:table-cell>
          <table:table-cell office:value-type="float" office:value="655.799" calcext:value-type="float">
            <text:p>655,799</text:p>
          </table:table-cell>
          <table:table-cell office:value-type="float" office:value="1197.046" calcext:value-type="float">
            <text:p>1197,046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iverdisorder</text:p>
          </table:table-cell>
          <table:table-cell office:value-type="float" office:value="222.391" calcext:value-type="float">
            <text:p>222,391</text:p>
          </table:table-cell>
          <table:table-cell office:value-type="float" office:value="450.88" calcext:value-type="float">
            <text:p>450,88</text:p>
          </table:table-cell>
          <table:table-cell office:value-type="float" office:value="868.627" calcext:value-type="float">
            <text:p>868,627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ymography</text:p>
          </table:table-cell>
          <table:table-cell office:value-type="float" office:value="120.865" calcext:value-type="float">
            <text:p>120,865</text:p>
          </table:table-cell>
          <table:table-cell office:value-type="float" office:value="234.802" calcext:value-type="float">
            <text:p>234,802</text:p>
          </table:table-cell>
          <table:table-cell office:value-type="float" office:value="472.328" calcext:value-type="float">
            <text:p>472,32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Mammographic</text:p>
          </table:table-cell>
          <table:table-cell office:value-type="float" office:value="518.323" calcext:value-type="float">
            <text:p>518,323</text:p>
          </table:table-cell>
          <table:table-cell office:value-type="float" office:value="1020.295" calcext:value-type="float">
            <text:p>1020,295</text:p>
          </table:table-cell>
          <table:table-cell office:value-type="float" office:value="1948.48" calcext:value-type="float">
            <text:p>1948,4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Parkinsons</text:p>
          </table:table-cell>
          <table:table-cell office:value-type="float" office:value="208.681" calcext:value-type="float">
            <text:p>208,681</text:p>
          </table:table-cell>
          <table:table-cell office:value-type="float" office:value="442.415" calcext:value-type="float">
            <text:p>442,41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Pima</text:p>
          </table:table-cell>
          <table:table-cell office:value-type="float" office:value="520.052" calcext:value-type="float">
            <text:p>520,052</text:p>
          </table:table-cell>
          <table:table-cell office:value-type="float" office:value="1141.614" calcext:value-type="float">
            <text:p>1141,614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Popfailures</text:p>
          </table:table-cell>
          <table:table-cell office:value-type="float" office:value="398.919" calcext:value-type="float">
            <text:p>398,919</text:p>
          </table:table-cell>
          <table:table-cell office:value-type="float" office:value="781.625" calcext:value-type="float">
            <text:p>781,62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Regions2</text:p>
          </table:table-cell>
          <table:table-cell office:value-type="float" office:value="702.196" calcext:value-type="float">
            <text:p>702,196</text:p>
          </table:table-cell>
          <table:table-cell office:value-type="float" office:value="1489.672" calcext:value-type="float">
            <text:p>1489,672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aheart</text:p>
          </table:table-cell>
          <table:table-cell office:value-type="float" office:value="306.694" calcext:value-type="float">
            <text:p>306,694</text:p>
          </table:table-cell>
          <table:table-cell office:value-type="float" office:value="635.565" calcext:value-type="float">
            <text:p>635,56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egment</text:p>
          </table:table-cell>
          <table:table-cell office:value-type="float" office:value="1861.199" calcext:value-type="float">
            <text:p>1861,199</text:p>
          </table:table-cell>
          <table:table-cell office:value-type="float" office:value="4234.834" calcext:value-type="float">
            <text:p>4234,834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onar</text:p>
          </table:table-cell>
          <table:table-cell office:value-type="float" office:value="454.588" calcext:value-type="float">
            <text:p>454,588</text:p>
          </table:table-cell>
          <table:table-cell office:value-type="float" office:value="713.268" calcext:value-type="float">
            <text:p>713,268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piral</text:p>
          </table:table-cell>
          <table:table-cell office:value-type="float" office:value="1046.536" calcext:value-type="float">
            <text:p>1046,536</text:p>
          </table:table-cell>
          <table:table-cell office:value-type="float" office:value="2225.1" calcext:value-type="float">
            <text:p>2225,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Tae</text:p>
          </table:table-cell>
          <table:table-cell office:value-type="float" office:value="98.833" calcext:value-type="float">
            <text:p>98,833</text:p>
          </table:table-cell>
          <table:table-cell office:value-type="float" office:value="193.962" calcext:value-type="float">
            <text:p>193,962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Wdbc</text:p>
          </table:table-cell>
          <table:table-cell office:value-type="float" office:value="647.167" calcext:value-type="float">
            <text:p>647,167</text:p>
          </table:table-cell>
          <table:table-cell office:value-type="float" office:value="1260.311" calcext:value-type="float">
            <text:p>1260,31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Wine</text:p>
          </table:table-cell>
          <table:table-cell office:value-type="float" office:value="193.576" calcext:value-type="float">
            <text:p>193,576</text:p>
          </table:table-cell>
          <table:table-cell office:value-type="float" office:value="316.109" calcext:value-type="float">
            <text:p>316,109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_f_s</text:p>
          </table:table-cell>
          <table:table-cell office:value-type="float" office:value="390.997" calcext:value-type="float">
            <text:p>390,997</text:p>
          </table:table-cell>
          <table:table-cell office:value-type="float" office:value="750.525" calcext:value-type="float">
            <text:p>750,52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_NF_S</text:p>
          </table:table-cell>
          <table:table-cell office:value-type="float" office:value="601.193" calcext:value-type="float">
            <text:p>601,193</text:p>
          </table:table-cell>
          <table:table-cell office:value-type="float" office:value="959.835" calcext:value-type="float">
            <text:p>959,83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NF_S</text:p>
          </table:table-cell>
          <table:table-cell office:value-type="float" office:value="611.737" calcext:value-type="float">
            <text:p>611,737</text:p>
          </table:table-cell>
          <table:table-cell office:value-type="float" office:value="1182.901" calcext:value-type="float">
            <text:p>1182,90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o</text:p>
          </table:table-cell>
          <table:table-cell office:value-type="float" office:value="101.009" calcext:value-type="float">
            <text:p>101,009</text:p>
          </table:table-cell>
          <table:table-cell office:value-type="float" office:value="158.815" calcext:value-type="float">
            <text:p>158,815</text:p>
          </table:table-cell>
          <table:table-cell table:number-columns-repeated="16381"/>
        </table:table-row>
        <table:table-row table:style-name="ro5">
          <table:table-cell table:style-name="Default"/>
          <table:table-cell table:number-columns-repeated="16383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style-name="ce12" table:formula="of:=AVERAGE([.B2:.B29])" office:value-type="float" office:value="423.715" calcext:value-type="float">
            <text:p>423,715</text:p>
          </table:table-cell>
          <table:table-cell table:style-name="ce12" table:formula="of:=AVERAGE([.C2:.C29])" office:value-type="float" office:value="854.084142857143" calcext:value-type="float">
            <text:p>854,084142857143</text:p>
          </table:table-cell>
          <table:table-cell table:style-name="ce12" table:formula="of:=AVERAGE([.D2:.D29])" office:value-type="float" office:value="1099.23238461538" calcext:value-type="float">
            <text:p>1099,23238461538</text:p>
          </table:table-cell>
          <table:table-cell table:style-name="ce12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0-27T17:39:28.782738988</dc:date>
    <meta:editing-duration>P37DT6H22M4S</meta:editing-duration>
    <meta:editing-cycles>3872</meta:editing-cycles>
    <meta:generator>LibreOffice/7.4.5.1$Linux_X86_64 LibreOffice_project/40$Build-1</meta:generator>
    <meta:document-statistic meta:table-count="7" meta:cell-count="7720" meta:object-count="0"/>
  </office:meta>
</office:document-meta>
</file>